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uter modern" svg:font-family="'Computer modern'"/>
    <style:font-face style:name="F" svg:font-family="" style:font-family-generic="roman"/>
    <style:font-face style:name="DejaVu Sans Mono" svg:font-family="'DejaVu Sans Mono'" style:font-family-generic="modern" style:font-pitch="fixed"/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7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4.39pt"/>
    </style:style>
    <style:style style:name="co4" style:family="table-column">
      <style:table-column-properties fo:break-before="auto" style:column-width="90.54pt"/>
    </style:style>
    <style:style style:name="co5" style:family="table-column">
      <style:table-column-properties fo:break-before="auto" style:column-width="80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CMU Serif"/>
    </style:style>
    <style:style style:name="ce2" style:family="table-cell" style:parent-style-name="Default" style:data-style-name="N61">
      <style:table-cell-properties style:text-align-source="fix" style:repeat-content="false"/>
      <style:paragraph-properties fo:text-align="end" fo:margin-left="0pt"/>
      <style:text-properties style:font-name="CMU Serif"/>
    </style:style>
    <style:style style:name="ce3" style:family="table-cell" style:parent-style-name="Default">
      <style:text-properties style:font-name="CMU Serif"/>
    </style:style>
    <style:style style:name="ce4" style:family="table-cell" style:parent-style-name="Default" style:data-style-name="N61">
      <style:text-properties style:font-name="CMU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vonTrening" table:style-name="ta1">
        <table:shapes>
          <draw:frame draw:z-index="0" draw:style-name="gr1" draw:text-style-name="P1" svg:width="1954.32pt" svg:height="929.42pt" svg:x="266.26pt" svg:y="18.48pt">
            <loext:p draw:notify-on-update-of-ranges="vonTrening.A1:vonTrening.A1 vonTrening.A2:vonTrening.A201 vonTrening.B1:vonTrening.B1 vonTrening.B2:vonTrening.B201 vonTrening.C1:vonTrening.C1 vonTrening.C2:vonTrening.C2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021" table:default-cell-style-name="ce1"/>
        <table:table-row table:style-name="ro1">
          <table:table-cell office:value-type="string" calcext:value-type="string">
            <text:p>Rozdiel pomerov</text:p>
          </table:table-cell>
          <table:table-cell office:value-type="string" calcext:value-type="string">
            <text:p>Prah</text:p>
          </table:table-cell>
          <table:table-cell office:value-type="string" calcext:value-type="string">
            <text:p>Reč skutočnosť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483209" calcext:value-type="float">
            <text:p>0.00483209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237533" calcext:value-type="float">
            <text:p>0.00237533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05452" calcext:value-type="float">
            <text:p>0.0105452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17191" calcext:value-type="float">
            <text:p>0.0117191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211284" calcext:value-type="float">
            <text:p>0.00211284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0417858" calcext:value-type="float">
            <text:p>0.000417858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933874" calcext:value-type="float">
            <text:p>0.00933874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494242" calcext:value-type="float">
            <text:p>0.00494242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0889331" calcext:value-type="float">
            <text:p>0.000889331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952181" calcext:value-type="float">
            <text:p>0.00952181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278501" calcext:value-type="float">
            <text:p>0.0278501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249022" calcext:value-type="float">
            <text:p>0.00249022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37219" calcext:value-type="float">
            <text:p>0.0137219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221023" calcext:value-type="float">
            <text:p>0.00221023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647855" calcext:value-type="float">
            <text:p>0.0064785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190356" calcext:value-type="float">
            <text:p>0.00190356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722086" calcext:value-type="float">
            <text:p>0.00722086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250325" calcext:value-type="float">
            <text:p>0.0025032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917849" calcext:value-type="float">
            <text:p>0.00917849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224742" calcext:value-type="float">
            <text:p>0.00224742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202156" calcext:value-type="float">
            <text:p>0.0202156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74935" calcext:value-type="float">
            <text:p>0.017493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272211" calcext:value-type="float">
            <text:p>0.00272211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912172" calcext:value-type="float">
            <text:p>0.00912172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76453" calcext:value-type="float">
            <text:p>0.0176453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244421" calcext:value-type="float">
            <text:p>0.00244421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244421" calcext:value-type="float">
            <text:p>0.00244421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13353" calcext:value-type="float">
            <text:p>0.0113353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900272" calcext:value-type="float">
            <text:p>0.00900272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903809" calcext:value-type="float">
            <text:p>0.00903809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27144" calcext:value-type="float">
            <text:p>0.0027144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256142" calcext:value-type="float">
            <text:p>0.00256142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256142" calcext:value-type="float">
            <text:p>0.00256142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15461" calcext:value-type="float">
            <text:p>0.0115461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825414" calcext:value-type="float">
            <text:p>0.00825414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29957" calcext:value-type="float">
            <text:p>0.002995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372955" calcext:value-type="float">
            <text:p>0.0372955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562086" calcext:value-type="float">
            <text:p>0.0562086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195804" calcext:value-type="float">
            <text:p>0.00195804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53272" calcext:value-type="float">
            <text:p>0.0153272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410039" calcext:value-type="float">
            <text:p>0.0410039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32804" calcext:value-type="float">
            <text:p>0.0232804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453353" calcext:value-type="float">
            <text:p>0.00453353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308821" calcext:value-type="float">
            <text:p>0.0308821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414596" calcext:value-type="float">
            <text:p>0.0414596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39683" calcext:value-type="float">
            <text:p>0.0239683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569969" calcext:value-type="float">
            <text:p>0.0569969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323512" calcext:value-type="float">
            <text:p>0.0323512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82902" calcext:value-type="float">
            <text:p>0.0182902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12255" calcext:value-type="float">
            <text:p>0.0212255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806156" calcext:value-type="float">
            <text:p>0.00806156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81382" calcext:value-type="float">
            <text:p>0.0181382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09516" calcext:value-type="float">
            <text:p>0.0209516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733137" calcext:value-type="float">
            <text:p>7.33E-05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04051" calcext:value-type="float">
            <text:p>0.0104051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899085" calcext:value-type="float">
            <text:p>0.00899085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89345" calcext:value-type="float">
            <text:p>0.0289345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560781" calcext:value-type="float">
            <text:p>5.61E-03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334909" calcext:value-type="float">
            <text:p>0.0334909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366911" calcext:value-type="float">
            <text:p>0.0366911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88034" calcext:value-type="float">
            <text:p>0.0288034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51894" calcext:value-type="float">
            <text:p>0.0151894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265986" calcext:value-type="float">
            <text:p>0.00265986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67187" calcext:value-type="float">
            <text:p>0.026718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34287" calcext:value-type="float">
            <text:p>0.023428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90945" calcext:value-type="float">
            <text:p>0.0190945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386344" calcext:value-type="float">
            <text:p>0.0386344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671393" calcext:value-type="float">
            <text:p>0.00671393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266045" calcext:value-type="float">
            <text:p>0.00266045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340219" calcext:value-type="float">
            <text:p>0.0340219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360615" calcext:value-type="float">
            <text:p>0.0360615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590697" calcext:value-type="float">
            <text:p>0.00590697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4233" calcext:value-type="float">
            <text:p>0.04233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205796" calcext:value-type="float">
            <text:p>0.0205796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427938" calcext:value-type="float">
            <text:p>0.00427938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91657" calcext:value-type="float">
            <text:p>0.0091657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487494" calcext:value-type="float">
            <text:p>0.00487494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237882" calcext:value-type="float">
            <text:p>0.00237882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table:style-name="ce2" office:value-type="float" office:value="0.00506324" calcext:value-type="float">
            <text:p>5.06E-03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201022" calcext:value-type="float">
            <text:p>0.0201022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0715" calcext:value-type="float">
            <text:p>0.01071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232244" calcext:value-type="float">
            <text:p>0.0232244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123447" calcext:value-type="float">
            <text:p>0.00123447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30495" calcext:value-type="float">
            <text:p>0.013049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68247" calcext:value-type="float">
            <text:p>0.0168247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13181" calcext:value-type="float">
            <text:p>0.0113181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247312" calcext:value-type="float">
            <text:p>0.00247312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883391" calcext:value-type="float">
            <text:p>0.00883391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510493" calcext:value-type="float">
            <text:p>0.00510493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271472" calcext:value-type="float">
            <text:p>0.00271472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table:style-name="ce2" office:value-type="float" office:value="0.0000113845" calcext:value-type="float">
            <text:p>1.14E-0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730622" calcext:value-type="float">
            <text:p>0.00730622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230506" calcext:value-type="float">
            <text:p>0.00230506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377208" calcext:value-type="float">
            <text:p>0.00377208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26657" calcext:value-type="float">
            <text:p>0.0126657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50357" calcext:value-type="float">
            <text:p>0.0050357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892821" calcext:value-type="float">
            <text:p>0.00892821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487494" calcext:value-type="float">
            <text:p>0.00487494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621688" calcext:value-type="float">
            <text:p>0.00621688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02592" calcext:value-type="float">
            <text:p>0.0102592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295082" calcext:value-type="float">
            <text:p>0.0295082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80056" calcext:value-type="float">
            <text:p>0.0180056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262079" calcext:value-type="float">
            <text:p>0.00262079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248006" calcext:value-type="float">
            <text:p>0.00248006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85885" calcext:value-type="float">
            <text:p>0.018588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23747" calcext:value-type="float">
            <text:p>0.0123747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00401" calcext:value-type="float">
            <text:p>0.0100401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142801" calcext:value-type="float">
            <text:p>0.00142801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50709" calcext:value-type="float">
            <text:p>0.0150709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75439" calcext:value-type="float">
            <text:p>0.0175439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624391" calcext:value-type="float">
            <text:p>0.00624391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24667" calcext:value-type="float">
            <text:p>0.0124667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0974685" calcext:value-type="float">
            <text:p>0.00097468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86537" calcext:value-type="float">
            <text:p>0.0186537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53723" calcext:value-type="float">
            <text:p>0.0153723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39372" calcext:value-type="float">
            <text:p>0.0139372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291754" calcext:value-type="float">
            <text:p>0.0291754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60375" calcext:value-type="float">
            <text:p>0.016037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150752" calcext:value-type="float">
            <text:p>0.00150752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8834" calcext:value-type="float">
            <text:p>0.008834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table:style-name="ce2" office:value-type="float" office:value="0.0000111163" calcext:value-type="float">
            <text:p>1.11E-0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613844" calcext:value-type="float">
            <text:p>0.00613844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0144035" calcext:value-type="float">
            <text:p>0.00014403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82975" calcext:value-type="float">
            <text:p>0.018297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56366" calcext:value-type="float">
            <text:p>0.0156366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854897" calcext:value-type="float">
            <text:p>0.00854897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229424" calcext:value-type="float">
            <text:p>0.00229424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937212" calcext:value-type="float">
            <text:p>0.00937212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7485" calcext:value-type="float">
            <text:p>0.00748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26563" calcext:value-type="float">
            <text:p>0.026563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361764" calcext:value-type="float">
            <text:p>0.0361764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118926" calcext:value-type="float">
            <text:p>0.00118926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836793" calcext:value-type="float">
            <text:p>0.00836793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35395" calcext:value-type="float">
            <text:p>0.013539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15923" calcext:value-type="float">
            <text:p>0.0115923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101539" calcext:value-type="float">
            <text:p>0.00101539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618395" calcext:value-type="float">
            <text:p>0.0061839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201767" calcext:value-type="float">
            <text:p>0.0201767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260376" calcext:value-type="float">
            <text:p>0.0260376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43465" calcext:value-type="float">
            <text:p>0.014346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49172" calcext:value-type="float">
            <text:p>0.0149172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231364" calcext:value-type="float">
            <text:p>0.00231364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34495" calcext:value-type="float">
            <text:p>0.013449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772637" calcext:value-type="float">
            <text:p>0.00772637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757852" calcext:value-type="float">
            <text:p>0.00757852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416595" calcext:value-type="float">
            <text:p>0.0041659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703067" calcext:value-type="float">
            <text:p>0.00703067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742206" calcext:value-type="float">
            <text:p>0.00742206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520012" calcext:value-type="float">
            <text:p>0.00520012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376153" calcext:value-type="float">
            <text:p>0.00376153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table:style-name="ce2" office:value-type="float" office:value="0.0000110865" calcext:value-type="float">
            <text:p>1.11E-0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40994" calcext:value-type="float">
            <text:p>0.0140994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15709" calcext:value-type="float">
            <text:p>0.0115709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37949" calcext:value-type="float">
            <text:p>0.0137949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20116" calcext:value-type="float">
            <text:p>0.020116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256172" calcext:value-type="float">
            <text:p>0.00256172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10875" calcext:value-type="float">
            <text:p>0.011087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10875" calcext:value-type="float">
            <text:p>0.011087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81549" calcext:value-type="float">
            <text:p>0.0181549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207166" calcext:value-type="float">
            <text:p>0.0207166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257286" calcext:value-type="float">
            <text:p>0.00257286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614956" calcext:value-type="float">
            <text:p>0.00614956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68247" calcext:value-type="float">
            <text:p>0.0168247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69629" calcext:value-type="float">
            <text:p>0.0169629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0149339" calcext:value-type="float">
            <text:p>0.000149339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76792" calcext:value-type="float">
            <text:p>0.0176792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601426" calcext:value-type="float">
            <text:p>0.00601426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212093" calcext:value-type="float">
            <text:p>0.0212093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16135" calcext:value-type="float">
            <text:p>0.011613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265533" calcext:value-type="float">
            <text:p>0.00265533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14534" calcext:value-type="float">
            <text:p>0.0114534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29036" calcext:value-type="float">
            <text:p>0.0129036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448647" calcext:value-type="float">
            <text:p>0.00448647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184572" calcext:value-type="float">
            <text:p>0.00184572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906661" calcext:value-type="float">
            <text:p>0.00906661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636125" calcext:value-type="float">
            <text:p>0.0063612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224742" calcext:value-type="float">
            <text:p>0.0224742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276021" calcext:value-type="float">
            <text:p>0.0276021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table:style-name="ce2" office:value-type="float" office:value="0.00887999" calcext:value-type="float">
            <text:p>8.88E-03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887999" calcext:value-type="float">
            <text:p>0.00887999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65955" calcext:value-type="float">
            <text:p>0.016595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34703" calcext:value-type="float">
            <text:p>0.0134703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311431" calcext:value-type="float">
            <text:p>0.0311431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877914" calcext:value-type="float">
            <text:p>0.00877914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893685" calcext:value-type="float">
            <text:p>0.0089368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03805" calcext:value-type="float">
            <text:p>0.010380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238076" calcext:value-type="float">
            <text:p>0.0238076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955427" calcext:value-type="float">
            <text:p>0.00955427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146464" calcext:value-type="float">
            <text:p>0.00146464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240824" calcext:value-type="float">
            <text:p>0.00240824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table:style-name="ce2" office:value-type="float" office:value="0.0000323653" calcext:value-type="float">
            <text:p>3.24E-0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28445" calcext:value-type="float">
            <text:p>0.012844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54665" calcext:value-type="float">
            <text:p>0.015466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509417" calcext:value-type="float">
            <text:p>0.00509417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496703" calcext:value-type="float">
            <text:p>0.00496703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34906" calcext:value-type="float">
            <text:p>0.0134906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477302" calcext:value-type="float">
            <text:p>0.00477302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onTest" table:style-name="ta1">
        <table:shapes>
          <draw:frame draw:z-index="0" draw:style-name="gr1" draw:text-style-name="P1" svg:width="2577.71pt" svg:height="1351.33pt" svg:x="332.36pt" svg:y="164.58pt">
            <loext:p draw:notify-on-update-of-ranges="vonTest.A1:vonTest.A1 vonTest.A2:vonTest.A249 vonTest.B1:vonTest.B1 vonTest.B2:vonTest.B249 vonTest.C1:vonTest.C1 vonTest.C2:vonTest.C249 vonTest.D1:vonTest.D1 vonTest.D2:vonTest.D2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3"/>
        <table:table-column table:style-name="co2" table:number-columns-repeated="2" table:default-cell-style-name="ce3"/>
        <table:table-column table:style-name="co5" table:default-cell-style-name="ce3"/>
        <table:table-column table:style-name="co2" table:number-columns-repeated="1020" table:default-cell-style-name="ce3"/>
        <table:table-row table:style-name="ro1">
          <table:table-cell office:value-type="string" calcext:value-type="string">
            <text:p>Rozdiel pomerov</text:p>
          </table:table-cell>
          <table:table-cell office:value-type="string" calcext:value-type="string">
            <text:p>Reč</text:p>
          </table:table-cell>
          <table:table-cell office:value-type="string" calcext:value-type="string">
            <text:p>Prah</text:p>
          </table:table-cell>
          <table:table-cell office:value-type="string" calcext:value-type="string">
            <text:p>Reč skutočnosť</text:p>
          </table:table-cell>
          <table:table-cell table:number-columns-repeated="1020"/>
        </table:table-row>
        <table:table-row table:style-name="ro1">
          <table:table-cell office:value-type="float" office:value="0.0150054" calcext:value-type="float">
            <text:p>0.0150054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13642" calcext:value-type="float">
            <text:p>0.0113642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22034" calcext:value-type="float">
            <text:p>0.022034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447828" calcext:value-type="float">
            <text:p>0.00447828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260413" calcext:value-type="float">
            <text:p>0.00260413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240736" calcext:value-type="float">
            <text:p>0.0240736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2715" calcext:value-type="float">
            <text:p>0.012715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117424" calcext:value-type="float">
            <text:p>0.00117424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75745" calcext:value-type="float">
            <text:p>0.0175745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213057" calcext:value-type="float">
            <text:p>0.0213057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158438" calcext:value-type="float">
            <text:p>0.00158438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40872" calcext:value-type="float">
            <text:p>0.0140872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390524" calcext:value-type="float">
            <text:p>0.00390524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53723" calcext:value-type="float">
            <text:p>0.0153723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256258" calcext:value-type="float">
            <text:p>0.00256258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52591" calcext:value-type="float">
            <text:p>0.0152591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477105" calcext:value-type="float">
            <text:p>0.00477105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62771" calcext:value-type="float">
            <text:p>0.0162771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363132" calcext:value-type="float">
            <text:p>0.00363132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629893" calcext:value-type="float">
            <text:p>0.00629893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389546" calcext:value-type="float">
            <text:p>0.00389546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390655" calcext:value-type="float">
            <text:p>0.00390655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29265" calcext:value-type="float">
            <text:p>0.0129265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29265" calcext:value-type="float">
            <text:p>0.0129265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479966" calcext:value-type="float">
            <text:p>0.00479966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0893116" calcext:value-type="float">
            <text:p>0.000893116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54871" calcext:value-type="float">
            <text:p>0.0154871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385728" calcext:value-type="float">
            <text:p>0.00385728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733653" calcext:value-type="float">
            <text:p>0.00733653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37376" calcext:value-type="float">
            <text:p>0.037376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49925" calcext:value-type="float">
            <text:p>0.0149925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2029" calcext:value-type="float">
            <text:p>0.02029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06713" calcext:value-type="float">
            <text:p>0.0106713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668564" calcext:value-type="float">
            <text:p>0.00668564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06752" calcext:value-type="float">
            <text:p>0.0106752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104523" calcext:value-type="float">
            <text:p>0.00104523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671914" calcext:value-type="float">
            <text:p>0.00671914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44347" calcext:value-type="float">
            <text:p>0.0144347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230506" calcext:value-type="float">
            <text:p>0.00230506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217997" calcext:value-type="float">
            <text:p>0.0217997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417317" calcext:value-type="float">
            <text:p>0.0417317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286334" calcext:value-type="float">
            <text:p>0.0286334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401536" calcext:value-type="float">
            <text:p>0.0401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223766" calcext:value-type="float">
            <text:p>0.0223766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212324" calcext:value-type="float">
            <text:p>0.00212324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76761" calcext:value-type="float">
            <text:p>0.0176761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75432" calcext:value-type="float">
            <text:p>0.0175432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375962" calcext:value-type="float">
            <text:p>0.00375962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252816" calcext:value-type="float">
            <text:p>0.00252816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51883" calcext:value-type="float">
            <text:p>0.0151883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890055" calcext:value-type="float">
            <text:p>0.00890055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499271" calcext:value-type="float">
            <text:p>0.0499271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10805" calcext:value-type="float">
            <text:p>0.0310805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0716" calcext:value-type="float">
            <text:p>0.020716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89623" calcext:value-type="float">
            <text:p>0.0089623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514627" calcext:value-type="float">
            <text:p>0.0514627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73856" calcext:value-type="float">
            <text:p>0.0173856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81498" calcext:value-type="float">
            <text:p>0.0181498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16722" calcext:value-type="float">
            <text:p>0.0116722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752241" calcext:value-type="float">
            <text:p>0.0752241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04569" calcext:value-type="float">
            <text:p>0.0204569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233707" calcext:value-type="float">
            <text:p>0.00233707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71335" calcext:value-type="float">
            <text:p>0.0371335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50685" calcext:value-type="float">
            <text:p>0.0450685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119764" calcext:value-type="float">
            <text:p>0.00119764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56773" calcext:value-type="float">
            <text:p>0.0156773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60485" calcext:value-type="float">
            <text:p>0.0160485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65116" calcext:value-type="float">
            <text:p>0.0465116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564066" calcext:value-type="float">
            <text:p>0.0564066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30622" calcext:value-type="float">
            <text:p>0.0330622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575719" calcext:value-type="float">
            <text:p>0.0575719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94497" calcext:value-type="float">
            <text:p>0.0494497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254473" calcext:value-type="float">
            <text:p>0.00254473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52106" calcext:value-type="float">
            <text:p>0.0152106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42994" calcext:value-type="float">
            <text:p>0.0142994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865287" calcext:value-type="float">
            <text:p>0.00865287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54752" calcext:value-type="float">
            <text:p>0.0154752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272149" calcext:value-type="float">
            <text:p>0.00272149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362265" calcext:value-type="float">
            <text:p>0.00362265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969413" calcext:value-type="float">
            <text:p>0.00969413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623691" calcext:value-type="float">
            <text:p>0.00623691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538576" calcext:value-type="float">
            <text:p>0.00538576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767383" calcext:value-type="float">
            <text:p>0.00767383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225273" calcext:value-type="float">
            <text:p>0.00225273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421196" calcext:value-type="float">
            <text:p>0.00421196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804225" calcext:value-type="float">
            <text:p>0.00804225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123888" calcext:value-type="float">
            <text:p>0.00123888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034" calcext:value-type="float">
            <text:p>0.01034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613105" calcext:value-type="float">
            <text:p>0.00613105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123447" calcext:value-type="float">
            <text:p>0.00123447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28959" calcext:value-type="float">
            <text:p>0.0128959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49046" calcext:value-type="float">
            <text:p>0.0049046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15306" calcext:value-type="float">
            <text:p>0.0115306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15306" calcext:value-type="float">
            <text:p>0.0115306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0429779" calcext:value-type="float">
            <text:p>0.000429779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847659" calcext:value-type="float">
            <text:p>0.00847659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18991" calcext:value-type="float">
            <text:p>0.0118991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80774" calcext:value-type="float">
            <text:p>0.0180774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table:style-name="ce4" office:value-type="float" office:value="0.0000333786" calcext:value-type="float">
            <text:p>3.34E-05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778651" calcext:value-type="float">
            <text:p>0.00778651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0985086" calcext:value-type="float">
            <text:p>0.000985086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867212" calcext:value-type="float">
            <text:p>0.00867212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table:style-name="ce4" office:value-type="float" office:value="0.0000334084" calcext:value-type="float">
            <text:p>3.34E-05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266439" calcext:value-type="float">
            <text:p>0.0266439</text:p>
          </table:table-cell>
          <table:table-cell/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619119" calcext:value-type="float">
            <text:p>0.0619119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504202" calcext:value-type="float">
            <text:p>0.0504202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442" calcext:value-type="float">
            <text:p>0.02442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2845" calcext:value-type="float">
            <text:p>0.012845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76276" calcext:value-type="float">
            <text:p>0.0176276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267997" calcext:value-type="float">
            <text:p>0.00267997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60884" calcext:value-type="float">
            <text:p>0.0160884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6141" calcext:value-type="float">
            <text:p>0.016141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522369" calcext:value-type="float">
            <text:p>0.0522369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18883" calcext:value-type="float">
            <text:p>0.0218883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90236" calcext:value-type="float">
            <text:p>0.090236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44516" calcext:value-type="float">
            <text:p>0.0144516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35437" calcext:value-type="float">
            <text:p>0.0435437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489053" calcext:value-type="float">
            <text:p>0.00489053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739524" calcext:value-type="float">
            <text:p>0.0739524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41242" calcext:value-type="float">
            <text:p>0.0141242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17954" calcext:value-type="float">
            <text:p>0.0317954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920683" calcext:value-type="float">
            <text:p>0.00920683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08234" calcext:value-type="float">
            <text:p>0.0308234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866833" calcext:value-type="float">
            <text:p>0.00866833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339" calcext:value-type="float">
            <text:p>0.02339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31042" calcext:value-type="float">
            <text:p>0.0331042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957036" calcext:value-type="float">
            <text:p>0.00957036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29435" calcext:value-type="float">
            <text:p>0.0429435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462171" calcext:value-type="float">
            <text:p>0.00462171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302958" calcext:value-type="float">
            <text:p>0.0302958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62649" calcext:value-type="float">
            <text:p>0.0062649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212911" calcext:value-type="float">
            <text:p>0.0212911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548288" calcext:value-type="float">
            <text:p>0.00548288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43171" calcext:value-type="float">
            <text:p>0.0143171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521678" calcext:value-type="float">
            <text:p>0.00521678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09518" calcext:value-type="float">
            <text:p>0.0109518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09518" calcext:value-type="float">
            <text:p>0.0109518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373837" calcext:value-type="float">
            <text:p>0.00373837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78991" calcext:value-type="float">
            <text:p>0.0178991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291829" calcext:value-type="float">
            <text:p>0.0291829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47015" calcext:value-type="float">
            <text:p>0.0147015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975671" calcext:value-type="float">
            <text:p>0.00975671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584108" calcext:value-type="float">
            <text:p>0.00584108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836819" calcext:value-type="float">
            <text:p>0.00836819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12437" calcext:value-type="float">
            <text:p>0.0112437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218073" calcext:value-type="float">
            <text:p>0.0218073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06526" calcext:value-type="float">
            <text:p>0.0106526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353116" calcext:value-type="float">
            <text:p>0.00353116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734425" calcext:value-type="float">
            <text:p>0.00734425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203277" calcext:value-type="float">
            <text:p>0.0203277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917801" calcext:value-type="float">
            <text:p>0.00917801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97335" calcext:value-type="float">
            <text:p>0.0197335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10047" calcext:value-type="float">
            <text:p>0.0110047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49165" calcext:value-type="float">
            <text:p>0.0149165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75432" calcext:value-type="float">
            <text:p>0.0175432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50594" calcext:value-type="float">
            <text:p>0.0150594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929344" calcext:value-type="float">
            <text:p>0.00929344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04581" calcext:value-type="float">
            <text:p>0.0104581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215493" calcext:value-type="float">
            <text:p>0.0215493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89566" calcext:value-type="float">
            <text:p>0.0189566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64005" calcext:value-type="float">
            <text:p>0.0164005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27845" calcext:value-type="float">
            <text:p>0.0127845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620872" calcext:value-type="float">
            <text:p>0.00620872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281811" calcext:value-type="float">
            <text:p>0.0281811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917614" calcext:value-type="float">
            <text:p>0.00917614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77353" calcext:value-type="float">
            <text:p>0.0177353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122842" calcext:value-type="float">
            <text:p>0.00122842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01319" calcext:value-type="float">
            <text:p>0.0101319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647129" calcext:value-type="float">
            <text:p>0.0647129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12233" calcext:value-type="float">
            <text:p>0.0212233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750838" calcext:value-type="float">
            <text:p>0.0750838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97211" calcext:value-type="float">
            <text:p>0.0197211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534764" calcext:value-type="float">
            <text:p>0.0534764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79476" calcext:value-type="float">
            <text:p>0.0279476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0577" calcext:value-type="float">
            <text:p>0.010577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947332" calcext:value-type="float">
            <text:p>0.0947332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95087" calcext:value-type="float">
            <text:p>0.0495087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17919" calcext:value-type="float">
            <text:p>0.0117919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94218" calcext:value-type="float">
            <text:p>0.0494218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48816" calcext:value-type="float">
            <text:p>0.0448816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660306" calcext:value-type="float">
            <text:p>0.00660306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926229" calcext:value-type="float">
            <text:p>0.00926229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24508" calcext:value-type="float">
            <text:p>0.0124508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33428" calcext:value-type="float">
            <text:p>0.0333428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39898" calcext:value-type="float">
            <text:p>0.0239898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51016" calcext:value-type="float">
            <text:p>0.0151016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32691" calcext:value-type="float">
            <text:p>0.0232691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89821" calcext:value-type="float">
            <text:p>0.0189821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27517" calcext:value-type="float">
            <text:p>0.0427517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368407" calcext:value-type="float">
            <text:p>0.00368407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58625" calcext:value-type="float">
            <text:p>0.0258625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15857" calcext:value-type="float">
            <text:p>0.0415857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940573" calcext:value-type="float">
            <text:p>0.00940573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22572" calcext:value-type="float">
            <text:p>0.0422572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43589" calcext:value-type="float">
            <text:p>0.0143589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56434" calcext:value-type="float">
            <text:p>0.0156434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6673" calcext:value-type="float">
            <text:p>0.036673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803691" calcext:value-type="float">
            <text:p>0.00803691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09302" calcext:value-type="float">
            <text:p>0.0109302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77977" calcext:value-type="float">
            <text:p>0.0477977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46798" calcext:value-type="float">
            <text:p>0.0046798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545552" calcext:value-type="float">
            <text:p>0.00545552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217242" calcext:value-type="float">
            <text:p>0.0217242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264132" calcext:value-type="float">
            <text:p>0.0264132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306399" calcext:value-type="float">
            <text:p>0.0306399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244138" calcext:value-type="float">
            <text:p>0.00244138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337207" calcext:value-type="float">
            <text:p>0.00337207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225902" calcext:value-type="float">
            <text:p>0.00225902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232425" calcext:value-type="float">
            <text:p>0.00232425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table:style-name="ce4" office:value-type="float" office:value="0.0000622571" calcext:value-type="float">
            <text:p>6.23E-05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69702" calcext:value-type="float">
            <text:p>0.0169702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20171" calcext:value-type="float">
            <text:p>0.020171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288653" calcext:value-type="float">
            <text:p>0.0288653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23105" calcext:value-type="float">
            <text:p>0.0123105</text:p>
          </table:table-cell>
          <table:table-cell office:value-type="float" office:value="0.07" calcext:value-type="float">
            <text:p>0.07</text:p>
          </table:table-cell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64565" calcext:value-type="float">
            <text:p>0.0164565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328276" calcext:value-type="float">
            <text:p>0.00328276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283961" calcext:value-type="float">
            <text:p>0.0283961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12692" calcext:value-type="float">
            <text:p>0.0112692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60848" calcext:value-type="float">
            <text:p>0.0160848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73809" calcext:value-type="float">
            <text:p>0.0073809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106564" calcext:value-type="float">
            <text:p>0.00106564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41279" calcext:value-type="float">
            <text:p>0.0141279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62343" calcext:value-type="float">
            <text:p>0.0162343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16582" calcext:value-type="float">
            <text:p>0.0116582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874698" calcext:value-type="float">
            <text:p>0.00874698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99513" calcext:value-type="float">
            <text:p>0.0199513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522479" calcext:value-type="float">
            <text:p>0.00522479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3579" calcext:value-type="float">
            <text:p>0.013579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207216" calcext:value-type="float">
            <text:p>0.00207216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14481" calcext:value-type="float">
            <text:p>0.0114481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352731" calcext:value-type="float">
            <text:p>0.00352731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530946" calcext:value-type="float">
            <text:p>0.00530946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221029" calcext:value-type="float">
            <text:p>0.00221029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55476" calcext:value-type="float">
            <text:p>0.0155476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123933" calcext:value-type="float">
            <text:p>0.00123933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10349" calcext:value-type="float">
            <text:p>0.0110349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287044" calcext:value-type="float">
            <text:p>0.0287044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16041" calcext:value-type="float">
            <text:p>0.0116041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614128" calcext:value-type="float">
            <text:p>0.00614128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table:style-name="ce4" office:value-type="float" office:value="0.0000758767" calcext:value-type="float">
            <text:p>7.59E-05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251573" calcext:value-type="float">
            <text:p>0.00251573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248021" calcext:value-type="float">
            <text:p>0.00248021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36319" calcext:value-type="float">
            <text:p>0.0136319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61005" calcext:value-type="float">
            <text:p>0.0161005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0959259" calcext:value-type="float">
            <text:p>0.00959259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>
          <table:table-cell office:value-type="float" office:value="0.0145414" calcext:value-type="float">
            <text:p>0.0145414</text:p>
          </table:table-cell>
          <table:table-cell/>
          <table:table-cell office:value-type="float" office:value="0.0337924" calcext:value-type="float">
            <text:p>0.0337924</text:p>
          </table:table-cell>
          <table:table-cell table:number-columns-repeated="1021"/>
        </table:table-row>
        <table:table-row table:style-name="ro1" table:number-rows-repeated="10483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nutriTrening" table:style-name="ta1">
        <table:shapes>
          <draw:frame draw:z-index="0" draw:style-name="gr1" draw:text-style-name="P1" svg:width="1954.32pt" svg:height="929.42pt" svg:x="266.26pt" svg:y="18.48pt">
            <loext:p draw:notify-on-update-of-ranges="vnutriTrening.A1:vnutriTrening.A1 vnutriTrening.A2:vnutriTrening.A201 vnutriTrening.B1:vnutriTrening.B1 vnutriTrening.B2:vnutriTrening.B201 vnutriTrening.C1:vnutriTrening.C1 vnutriTrening.C2:vnutriTrening.C20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021" table:default-cell-style-name="ce1"/>
        <table:table-row table:style-name="ro1">
          <table:table-cell office:value-type="string" calcext:value-type="string">
            <text:p>Rozdiel pomerov</text:p>
          </table:table-cell>
          <table:table-cell office:value-type="string" calcext:value-type="string">
            <text:p>Prah</text:p>
          </table:table-cell>
          <table:table-cell office:value-type="string" calcext:value-type="string">
            <text:p>Reč skutočnosť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04144" calcext:value-type="float">
            <text:p>0.0104144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9472" calcext:value-type="float">
            <text:p>0.019472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248829" calcext:value-type="float">
            <text:p>0.00248829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21048" calcext:value-type="float">
            <text:p>0.021048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208322" calcext:value-type="float">
            <text:p>0.0208322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03082" calcext:value-type="float">
            <text:p>0.0103082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00935" calcext:value-type="float">
            <text:p>0.0100935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0214742" calcext:value-type="float">
            <text:p>0.000214742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01963" calcext:value-type="float">
            <text:p>0.0101963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29004" calcext:value-type="float">
            <text:p>0.0129004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248479" calcext:value-type="float">
            <text:p>0.00248479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0951" calcext:value-type="float">
            <text:p>0.010951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01005" calcext:value-type="float">
            <text:p>0.0101005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332798" calcext:value-type="float">
            <text:p>0.0332798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170781" calcext:value-type="float">
            <text:p>0.00170781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212649" calcext:value-type="float">
            <text:p>0.0212649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05251" calcext:value-type="float">
            <text:p>0.0105251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625346" calcext:value-type="float">
            <text:p>0.00625346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014945" calcext:value-type="float">
            <text:p>0.00014945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46277" calcext:value-type="float">
            <text:p>0.0046277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05181" calcext:value-type="float">
            <text:p>0.0105181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266877" calcext:value-type="float">
            <text:p>0.00266877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245512" calcext:value-type="float">
            <text:p>0.00245512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05235" calcext:value-type="float">
            <text:p>0.0105235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209345" calcext:value-type="float">
            <text:p>0.0209345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819097" calcext:value-type="float">
            <text:p>0.00819097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816661" calcext:value-type="float">
            <text:p>0.00816661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413357" calcext:value-type="float">
            <text:p>0.00413357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413439" calcext:value-type="float">
            <text:p>0.00413439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66925" calcext:value-type="float">
            <text:p>0.0166925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07456" calcext:value-type="float">
            <text:p>0.0107456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04189" calcext:value-type="float">
            <text:p>0.0104189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431698" calcext:value-type="float">
            <text:p>0.00431698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931096" calcext:value-type="float">
            <text:p>0.00931096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821385" calcext:value-type="float">
            <text:p>0.00821385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237736" calcext:value-type="float">
            <text:p>0.0237736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19389" calcext:value-type="float">
            <text:p>0.0219389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778605" calcext:value-type="float">
            <text:p>0.00778605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249702" calcext:value-type="float">
            <text:p>0.00249702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0552023" calcext:value-type="float">
            <text:p>0.000552023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529381" calcext:value-type="float">
            <text:p>0.0529381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37641" calcext:value-type="float">
            <text:p>0.037641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0909403" calcext:value-type="float">
            <text:p>0.000909403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30548" calcext:value-type="float">
            <text:p>0.0230548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06915" calcext:value-type="float">
            <text:p>0.0206915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26675" calcext:value-type="float">
            <text:p>0.0226675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518017" calcext:value-type="float">
            <text:p>0.0051801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778293" calcext:value-type="float">
            <text:p>0.0778293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05292" calcext:value-type="float">
            <text:p>0.0105292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315772" calcext:value-type="float">
            <text:p>0.0315772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9984" calcext:value-type="float">
            <text:p>0.019984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648273" calcext:value-type="float">
            <text:p>0.0648273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505359" calcext:value-type="float">
            <text:p>0.0505359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604649" calcext:value-type="float">
            <text:p>0.00604649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table:style-name="ce2" office:value-type="float" office:value="0.0923953" calcext:value-type="float">
            <text:p>9.24E-02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734079" calcext:value-type="float">
            <text:p>0.00734079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76153" calcext:value-type="float">
            <text:p>0.0176153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29319" calcext:value-type="float">
            <text:p>0.0129319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00686385" calcext:value-type="float">
            <text:p>6.86E-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3728" calcext:value-type="float">
            <text:p>0.013728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98019" calcext:value-type="float">
            <text:p>0.0098019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65348" calcext:value-type="float">
            <text:p>0.0165348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07431" calcext:value-type="float">
            <text:p>0.0107431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0446577" calcext:value-type="float">
            <text:p>0.00044657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997291" calcext:value-type="float">
            <text:p>0.00997291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694322" calcext:value-type="float">
            <text:p>0.00694322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31247" calcext:value-type="float">
            <text:p>0.03124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514618" calcext:value-type="float">
            <text:p>0.00514618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07303" calcext:value-type="float">
            <text:p>0.0107303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21377" calcext:value-type="float">
            <text:p>0.012137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59576" calcext:value-type="float">
            <text:p>0.0259576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15942" calcext:value-type="float">
            <text:p>0.0115942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11008" calcext:value-type="float">
            <text:p>0.0111008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0111981" calcext:value-type="float">
            <text:p>0.000111981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0307" calcext:value-type="float">
            <text:p>0.010307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245904" calcext:value-type="float">
            <text:p>0.00245904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795762" calcext:value-type="float">
            <text:p>0.00795762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209407" calcext:value-type="float">
            <text:p>0.0209407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table:style-name="ce2" office:value-type="float" office:value="0.000000547618" calcext:value-type="float">
            <text:p>5.48E-07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07427" calcext:value-type="float">
            <text:p>0.0107427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07427" calcext:value-type="float">
            <text:p>0.0107427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0107371" calcext:value-type="float">
            <text:p>0.000107371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431449" calcext:value-type="float">
            <text:p>0.00431449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610161" calcext:value-type="float">
            <text:p>0.00610161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05235" calcext:value-type="float">
            <text:p>0.0105235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0107371" calcext:value-type="float">
            <text:p>0.000107371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201961" calcext:value-type="float">
            <text:p>0.0201961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16559" calcext:value-type="float">
            <text:p>0.0016559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897703" calcext:value-type="float">
            <text:p>0.00897703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0245143" calcext:value-type="float">
            <text:p>0.000245143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291879" calcext:value-type="float">
            <text:p>0.00291879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table:style-name="ce2" office:value-type="float" office:value="0.000209298" calcext:value-type="float">
            <text:p>2.09E-04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064447" calcext:value-type="float">
            <text:p>0.00064447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0434076" calcext:value-type="float">
            <text:p>0.000434076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206186" calcext:value-type="float">
            <text:p>0.0206186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225865" calcext:value-type="float">
            <text:p>0.0225865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785515" calcext:value-type="float">
            <text:p>0.00785515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0155067" calcext:value-type="float">
            <text:p>0.000155067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86498" calcext:value-type="float">
            <text:p>0.0086498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2898" calcext:value-type="float">
            <text:p>0.012898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2061" calcext:value-type="float">
            <text:p>0.02061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2061" calcext:value-type="float">
            <text:p>0.02061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998026" calcext:value-type="float">
            <text:p>0.00998026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03076" calcext:value-type="float">
            <text:p>0.0103076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07242" calcext:value-type="float">
            <text:p>0.0107242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0850612" calcext:value-type="float">
            <text:p>0.000850612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0220429" calcext:value-type="float">
            <text:p>0.000220429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0832204" calcext:value-type="float">
            <text:p>0.000832204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969072" calcext:value-type="float">
            <text:p>0.00969072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427024" calcext:value-type="float">
            <text:p>0.00427024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57235" calcext:value-type="float">
            <text:p>0.0157235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207174" calcext:value-type="float">
            <text:p>0.0207174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28757" calcext:value-type="float">
            <text:p>0.0128757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99915" calcext:value-type="float">
            <text:p>0.0099915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08418" calcext:value-type="float">
            <text:p>0.0108418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0322165" calcext:value-type="float">
            <text:p>0.000322165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03104" calcext:value-type="float">
            <text:p>0.0103104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03104" calcext:value-type="float">
            <text:p>0.0103104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table:style-name="ce2" office:value-type="float" office:value="0.0116254" calcext:value-type="float">
            <text:p>1.16E-02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219346" calcext:value-type="float">
            <text:p>0.0219346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588716" calcext:value-type="float">
            <text:p>0.00588716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567571" calcext:value-type="float">
            <text:p>0.00567571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597635" calcext:value-type="float">
            <text:p>0.00597635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838508" calcext:value-type="float">
            <text:p>0.00838508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0236414" calcext:value-type="float">
            <text:p>0.000236414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0235226" calcext:value-type="float">
            <text:p>0.000235226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219847" calcext:value-type="float">
            <text:p>0.00219847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29177" calcext:value-type="float">
            <text:p>0.0029177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30105" calcext:value-type="float">
            <text:p>0.0130105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220751" calcext:value-type="float">
            <text:p>0.0220751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17686" calcext:value-type="float">
            <text:p>0.0117686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625268" calcext:value-type="float">
            <text:p>0.00625268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014877" calcext:value-type="float">
            <text:p>0.00014877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597635" calcext:value-type="float">
            <text:p>0.00597635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21937" calcext:value-type="float">
            <text:p>0.0121937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223972" calcext:value-type="float">
            <text:p>0.0223972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306128" calcext:value-type="float">
            <text:p>0.0306128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99841" calcext:value-type="float">
            <text:p>0.0199841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0631213" calcext:value-type="float">
            <text:p>0.000631213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210339" calcext:value-type="float">
            <text:p>0.0210339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71926" calcext:value-type="float">
            <text:p>0.0171926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720765" calcext:value-type="float">
            <text:p>0.00720765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866346" calcext:value-type="float">
            <text:p>0.00866346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866346" calcext:value-type="float">
            <text:p>0.00866346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0690568" calcext:value-type="float">
            <text:p>0.000690568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08891" calcext:value-type="float">
            <text:p>0.0108891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0219261" calcext:value-type="float">
            <text:p>0.000219261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0220429" calcext:value-type="float">
            <text:p>0.000220429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table:style-name="ce2" office:value-type="float" office:value="0.00616617" calcext:value-type="float">
            <text:p>6.17E-03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552064" calcext:value-type="float">
            <text:p>0.00552064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0425102" calcext:value-type="float">
            <text:p>0.000425102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1424" calcext:value-type="float">
            <text:p>0.011424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164555" calcext:value-type="float">
            <text:p>0.00164555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802526" calcext:value-type="float">
            <text:p>0.00802526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196684" calcext:value-type="float">
            <text:p>0.00196684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232" calcext:value-type="float">
            <text:p>0.01232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223009" calcext:value-type="float">
            <text:p>0.0223009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223009" calcext:value-type="float">
            <text:p>0.0223009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988636" calcext:value-type="float">
            <text:p>0.00988636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819606" calcext:value-type="float">
            <text:p>0.00819606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997171" calcext:value-type="float">
            <text:p>0.00997171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201073" calcext:value-type="float">
            <text:p>0.00201073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29802" calcext:value-type="float">
            <text:p>0.0129802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322365" calcext:value-type="float">
            <text:p>0.0322365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212682" calcext:value-type="float">
            <text:p>0.0212682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226086" calcext:value-type="float">
            <text:p>0.00226086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706962" calcext:value-type="float">
            <text:p>0.00706962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54028" calcext:value-type="float">
            <text:p>0.0154028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562912" calcext:value-type="float">
            <text:p>0.00562912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17617" calcext:value-type="float">
            <text:p>0.0117617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906153" calcext:value-type="float">
            <text:p>0.00906153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0239968" calcext:value-type="float">
            <text:p>0.000239968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79425" calcext:value-type="float">
            <text:p>0.0179425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206164" calcext:value-type="float">
            <text:p>0.0206164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2919" calcext:value-type="float">
            <text:p>0.002919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table:style-name="ce2" office:value-type="float" office:value="0.00000130385" calcext:value-type="float">
            <text:p>1.30E-06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33327" calcext:value-type="float">
            <text:p>0.0133327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04139" calcext:value-type="float">
            <text:p>0.0104139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588607" calcext:value-type="float">
            <text:p>0.00588607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831596" calcext:value-type="float">
            <text:p>0.00831596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787391" calcext:value-type="float">
            <text:p>0.00787391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787391" calcext:value-type="float">
            <text:p>0.00787391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725413" calcext:value-type="float">
            <text:p>0.00725413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30972" calcext:value-type="float">
            <text:p>0.0130972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259088" calcext:value-type="float">
            <text:p>0.00259088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923063" calcext:value-type="float">
            <text:p>0.00923063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09597" calcext:value-type="float">
            <text:p>0.0109597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table:style-name="ce2" office:value-type="float" office:value="0.0113231" calcext:value-type="float">
            <text:p>1.13E-02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13231" calcext:value-type="float">
            <text:p>0.0113231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196908" calcext:value-type="float">
            <text:p>0.00196908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0705831" calcext:value-type="float">
            <text:p>0.000705831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86153" calcext:value-type="float">
            <text:p>0.0086153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0137762" calcext:value-type="float">
            <text:p>0.00137762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>
          <table:table-cell office:value-type="float" office:value="0.0185547" calcext:value-type="float">
            <text:p>0.0185547</text:p>
          </table:table-cell>
          <table:table-cell office:value-type="float" office:value="0.027728" calcext:value-type="float">
            <text:p>0.027728</text:p>
          </table:table-cell>
          <table:table-cell table:number-columns-repeated="1022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nutriTest" table:style-name="ta1">
        <table:shapes>
          <draw:frame draw:z-index="0" draw:style-name="gr1" draw:text-style-name="P1" svg:width="2577.71pt" svg:height="1351.33pt" svg:x="332.36pt" svg:y="164.58pt">
            <loext:p draw:notify-on-update-of-ranges="vnutriTest.A1:vnutriTest.A1 vnutriTest.A2:vnutriTest.A249 vnutriTest.B1:vnutriTest.B1 vnutriTest.B2:vnutriTest.B249 vnutriTest.C1:vnutriTest.C1 vnutriTest.C2:vnutriTest.C249 vnutriTest.D1:vnutriTest.D1 vnutriTest.D2:vnutriTest.D24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ce3"/>
        <table:table-column table:style-name="co2" table:number-columns-repeated="2" table:default-cell-style-name="ce3"/>
        <table:table-column table:style-name="co5" table:default-cell-style-name="ce3"/>
        <table:table-column table:style-name="co2" table:number-columns-repeated="1020" table:default-cell-style-name="ce3"/>
        <table:table-row table:style-name="ro1">
          <table:table-cell office:value-type="string" calcext:value-type="string">
            <text:p>Rozdiel pomerov</text:p>
          </table:table-cell>
          <table:table-cell office:value-type="string" calcext:value-type="string">
            <text:p>Reč</text:p>
          </table:table-cell>
          <table:table-cell office:value-type="string" calcext:value-type="string">
            <text:p>Prah</text:p>
          </table:table-cell>
          <table:table-cell office:value-type="string" calcext:value-type="string">
            <text:p>Reč skutočnosť</text:p>
          </table:table-cell>
          <table:table-cell table:number-columns-repeated="1020"/>
        </table:table-row>
        <table:table-row table:style-name="ro1">
          <table:table-cell office:value-type="float" office:value="0.0182098" calcext:value-type="float">
            <text:p>0.0182098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78964" calcext:value-type="float">
            <text:p>0.0178964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536419" calcext:value-type="float">
            <text:p>0.00536419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064447" calcext:value-type="float">
            <text:p>0.00064447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248493" calcext:value-type="float">
            <text:p>0.00248493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01018" calcext:value-type="float">
            <text:p>0.0101018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23676" calcext:value-type="float">
            <text:p>0.0123676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0438448" calcext:value-type="float">
            <text:p>0.000438448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625459" calcext:value-type="float">
            <text:p>0.00625459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845393" calcext:value-type="float">
            <text:p>0.00845393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26166" calcext:value-type="float">
            <text:p>0.0126166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205101" calcext:value-type="float">
            <text:p>0.0205101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763508" calcext:value-type="float">
            <text:p>0.00763508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42647" calcext:value-type="float">
            <text:p>0.0142647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42647" calcext:value-type="float">
            <text:p>0.0142647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648016" calcext:value-type="float">
            <text:p>0.00648016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14637" calcext:value-type="float">
            <text:p>0.0114637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76974" calcext:value-type="float">
            <text:p>0.0176974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29201" calcext:value-type="float">
            <text:p>0.0029201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12902" calcext:value-type="float">
            <text:p>0.0112902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0348523" calcext:value-type="float">
            <text:p>0.000348523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0297" calcext:value-type="float">
            <text:p>0.010297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0886522" calcext:value-type="float">
            <text:p>0.000886522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212596" calcext:value-type="float">
            <text:p>0.0212596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109703" calcext:value-type="float">
            <text:p>0.00109703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0452667" calcext:value-type="float">
            <text:p>0.000452667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33191" calcext:value-type="float">
            <text:p>0.0133191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279336" calcext:value-type="float">
            <text:p>0.00279336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04931" calcext:value-type="float">
            <text:p>0.0104931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980385" calcext:value-type="float">
            <text:p>0.00980385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897535" calcext:value-type="float">
            <text:p>0.00897535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679173" calcext:value-type="float">
            <text:p>0.00679173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50389" calcext:value-type="float">
            <text:p>0.0150389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55667" calcext:value-type="float">
            <text:p>0.0155667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30287" calcext:value-type="float">
            <text:p>0.0030287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417817" calcext:value-type="float">
            <text:p>0.00417817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280696" calcext:value-type="float">
            <text:p>0.00280696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table:style-name="ce4" office:value-type="float" office:value="0.00000168011" calcext:value-type="float">
            <text:p>1.68E-06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0672143" calcext:value-type="float">
            <text:p>0.000672143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82104" calcext:value-type="float">
            <text:p>0.0182104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610514" calcext:value-type="float">
            <text:p>0.00610514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270422" calcext:value-type="float">
            <text:p>0.00270422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333657" calcext:value-type="float">
            <text:p>0.00333657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978658" calcext:value-type="float">
            <text:p>0.00978658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228709" calcext:value-type="float">
            <text:p>0.0228709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24565" calcext:value-type="float">
            <text:p>0.0124565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0099" calcext:value-type="float">
            <text:p>0.010099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167123" calcext:value-type="float">
            <text:p>0.00167123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955172" calcext:value-type="float">
            <text:p>0.00955172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819587" calcext:value-type="float">
            <text:p>0.00819587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745661" calcext:value-type="float">
            <text:p>0.00745661</text:p>
          </table:table-cell>
          <table:table-cell/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105705" calcext:value-type="float">
            <text:p>0.00105705</text:p>
          </table:table-cell>
          <table:table-cell/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947995" calcext:value-type="float">
            <text:p>0.00947995</text:p>
          </table:table-cell>
          <table:table-cell/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68645" calcext:value-type="float">
            <text:p>0.0168645</text:p>
          </table:table-cell>
          <table:table-cell/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792462" calcext:value-type="float">
            <text:p>0.00792462</text:p>
          </table:table-cell>
          <table:table-cell/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34341" calcext:value-type="float">
            <text:p>0.0134341</text:p>
          </table:table-cell>
          <table:table-cell/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0453464" calcext:value-type="float">
            <text:p>0.000453464</text:p>
          </table:table-cell>
          <table:table-cell/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0107883" calcext:value-type="float">
            <text:p>0.000107883</text:p>
          </table:table-cell>
          <table:table-cell/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516531" calcext:value-type="float">
            <text:p>0.00516531</text:p>
          </table:table-cell>
          <table:table-cell/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76734" calcext:value-type="float">
            <text:p>0.0276734</text:p>
          </table:table-cell>
          <table:table-cell/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00376" calcext:value-type="float">
            <text:p>0.0100376</text:p>
          </table:table-cell>
          <table:table-cell/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11043" calcext:value-type="float">
            <text:p>0.0111043</text:p>
          </table:table-cell>
          <table:table-cell/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348108" calcext:value-type="float">
            <text:p>0.00348108</text:p>
          </table:table-cell>
          <table:table-cell/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0602931" calcext:value-type="float">
            <text:p>0.000602931</text:p>
          </table:table-cell>
          <table:table-cell/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146579" calcext:value-type="float">
            <text:p>0.00146579</text:p>
          </table:table-cell>
          <table:table-cell/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0535415" calcext:value-type="float">
            <text:p>0.000535415</text:p>
          </table:table-cell>
          <table:table-cell/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941719" calcext:value-type="float">
            <text:p>0.00941719</text:p>
          </table:table-cell>
          <table:table-cell/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04197" calcext:value-type="float">
            <text:p>0.0304197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39808" calcext:value-type="float">
            <text:p>0.0139808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44811" calcext:value-type="float">
            <text:p>0.0144811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32286" calcext:value-type="float">
            <text:p>0.0132286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984961" calcext:value-type="float">
            <text:p>0.00984961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17276" calcext:value-type="float">
            <text:p>0.0217276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52031" calcext:value-type="float">
            <text:p>0.0152031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489435" calcext:value-type="float">
            <text:p>0.00489435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426769" calcext:value-type="float">
            <text:p>0.00426769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table:style-name="ce4" office:value-type="float" office:value="0.00000232272" calcext:value-type="float">
            <text:p>2.32E-06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84686" calcext:value-type="float">
            <text:p>0.0084686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0490207" calcext:value-type="float">
            <text:p>0.000490207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770566" calcext:value-type="float">
            <text:p>0.00770566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203654" calcext:value-type="float">
            <text:p>0.00203654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02324" calcext:value-type="float">
            <text:p>0.0102324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023366" calcext:value-type="float">
            <text:p>0.00023366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965759" calcext:value-type="float">
            <text:p>0.00965759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227393" calcext:value-type="float">
            <text:p>0.0227393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032468" calcext:value-type="float">
            <text:p>0.00032468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200867" calcext:value-type="float">
            <text:p>0.0200867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199015" calcext:value-type="float">
            <text:p>0.00199015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03482" calcext:value-type="float">
            <text:p>0.0103482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9898" calcext:value-type="float">
            <text:p>0.019898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816786" calcext:value-type="float">
            <text:p>0.00816786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4578" calcext:value-type="float">
            <text:p>0.014578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417246" calcext:value-type="float">
            <text:p>0.00417246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172056" calcext:value-type="float">
            <text:p>0.00172056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886574" calcext:value-type="float">
            <text:p>0.00886574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0243761" calcext:value-type="float">
            <text:p>0.000243761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795211" calcext:value-type="float">
            <text:p>0.00795211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table:style-name="ce4" office:value-type="float" office:value="0.0112608" calcext:value-type="float">
            <text:p>1.13E-02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320924" calcext:value-type="float">
            <text:p>0.0320924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26394" calcext:value-type="float">
            <text:p>0.0126394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28475" calcext:value-type="float">
            <text:p>0.0128475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220579" calcext:value-type="float">
            <text:p>0.0220579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table:style-name="ce4" office:value-type="float" office:value="0.0114292" calcext:value-type="float">
            <text:p>1.14E-02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07317" calcext:value-type="float">
            <text:p>0.0107317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60603" calcext:value-type="float">
            <text:p>0.060603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596806" calcext:value-type="float">
            <text:p>0.0596806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23209" calcext:value-type="float">
            <text:p>0.0223209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699266" calcext:value-type="float">
            <text:p>0.00699266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584001" calcext:value-type="float">
            <text:p>0.0584001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09305" calcext:value-type="float">
            <text:p>0.0109305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47065" calcext:value-type="float">
            <text:p>0.0347065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06856" calcext:value-type="float">
            <text:p>0.0206856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3214" calcext:value-type="float">
            <text:p>0.013214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54082" calcext:value-type="float">
            <text:p>0.0254082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117095" calcext:value-type="float">
            <text:p>0.117095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66921" calcext:value-type="float">
            <text:p>0.0166921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87377" calcext:value-type="float">
            <text:p>0.0187377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752271" calcext:value-type="float">
            <text:p>0.00752271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742397" calcext:value-type="float">
            <text:p>0.0742397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926365" calcext:value-type="float">
            <text:p>0.00926365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12002" calcext:value-type="float">
            <text:p>0.0112002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476956" calcext:value-type="float">
            <text:p>0.00476956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39499" calcext:value-type="float">
            <text:p>0.0339499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943229" calcext:value-type="float">
            <text:p>0.00943229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113127" calcext:value-type="float">
            <text:p>0.00113127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491754" calcext:value-type="float">
            <text:p>0.00491754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52081" calcext:value-type="float">
            <text:p>0.0152081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39799" calcext:value-type="float">
            <text:p>0.0139799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45199" calcext:value-type="float">
            <text:p>0.0145199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341094" calcext:value-type="float">
            <text:p>0.00341094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09864" calcext:value-type="float">
            <text:p>0.0109864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0462374" calcext:value-type="float">
            <text:p>0.000462374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32586" calcext:value-type="float">
            <text:p>0.0132586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905198" calcext:value-type="float">
            <text:p>0.00905198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831676" calcext:value-type="float">
            <text:p>0.00831676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24145" calcext:value-type="float">
            <text:p>0.0124145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04093" calcext:value-type="float">
            <text:p>0.0104093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04093" calcext:value-type="float">
            <text:p>0.0104093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226377" calcext:value-type="float">
            <text:p>0.0226377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998323" calcext:value-type="float">
            <text:p>0.00998323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885958" calcext:value-type="float">
            <text:p>0.00885958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285731" calcext:value-type="float">
            <text:p>0.0285731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324768" calcext:value-type="float">
            <text:p>0.0324768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227558" calcext:value-type="float">
            <text:p>0.0227558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02324" calcext:value-type="float">
            <text:p>0.0102324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26329" calcext:value-type="float">
            <text:p>0.0126329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38778" calcext:value-type="float">
            <text:p>0.0138778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346336" calcext:value-type="float">
            <text:p>0.00346336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0442967" calcext:value-type="float">
            <text:p>0.000442967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107388" calcext:value-type="float">
            <text:p>0.00107388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201979" calcext:value-type="float">
            <text:p>0.0201979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206175" calcext:value-type="float">
            <text:p>0.0206175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1649" calcext:value-type="float">
            <text:p>0.011649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20686" calcext:value-type="float">
            <text:p>0.0120686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0206016" calcext:value-type="float">
            <text:p>0.000206016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0424901" calcext:value-type="float">
            <text:p>0.000424901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00924" calcext:value-type="float">
            <text:p>0.0100924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0321958" calcext:value-type="float">
            <text:p>0.000321958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12442" calcext:value-type="float">
            <text:p>0.0112442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95829" calcext:value-type="float">
            <text:p>0.0095829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23962" calcext:value-type="float">
            <text:p>0.0123962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0238752" calcext:value-type="float">
            <text:p>0.000238752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29521" calcext:value-type="float">
            <text:p>0.0129521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98951" calcext:value-type="float">
            <text:p>0.0198951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670289" calcext:value-type="float">
            <text:p>0.00670289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795211" calcext:value-type="float">
            <text:p>0.00795211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169538" calcext:value-type="float">
            <text:p>0.00169538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25315" calcext:value-type="float">
            <text:p>0.0125315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0207074" calcext:value-type="float">
            <text:p>0.000207074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541548" calcext:value-type="float">
            <text:p>0.00541548</text:p>
          </table:table-cell>
          <table:table-cell/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677403" calcext:value-type="float">
            <text:p>0.00677403</text:p>
          </table:table-cell>
          <table:table-cell/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43176" calcext:value-type="float">
            <text:p>0.0043176</text:p>
          </table:table-cell>
          <table:table-cell/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772545" calcext:value-type="float">
            <text:p>0.00772545</text:p>
          </table:table-cell>
          <table:table-cell/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40199" calcext:value-type="float">
            <text:p>0.0240199</text:p>
          </table:table-cell>
          <table:table-cell/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03549" calcext:value-type="float">
            <text:p>0.0103549</text:p>
          </table:table-cell>
          <table:table-cell/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330973" calcext:value-type="float">
            <text:p>0.00330973</text:p>
          </table:table-cell>
          <table:table-cell/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58884" calcext:value-type="float">
            <text:p>0.058884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41067" calcext:value-type="float">
            <text:p>0.0141067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70177" calcext:value-type="float">
            <text:p>0.0170177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08984" calcext:value-type="float">
            <text:p>0.0208984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18567" calcext:value-type="float">
            <text:p>0.0418567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125485" calcext:value-type="float">
            <text:p>0.00125485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09972" calcext:value-type="float">
            <text:p>0.0109972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0527" calcext:value-type="float">
            <text:p>0.010527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08497" calcext:value-type="float">
            <text:p>0.0108497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0319484" calcext:value-type="float">
            <text:p>0.000319484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14471" calcext:value-type="float">
            <text:p>0.0214471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0676" calcext:value-type="float">
            <text:p>0.020676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45358" calcext:value-type="float">
            <text:p>0.0145358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790535" calcext:value-type="float">
            <text:p>0.00790535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04733" calcext:value-type="float">
            <text:p>0.0104733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31571" calcext:value-type="float">
            <text:p>0.0331571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0379" calcext:value-type="float">
            <text:p>0.010379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29367" calcext:value-type="float">
            <text:p>0.0129367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0166" calcext:value-type="float">
            <text:p>0.010166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32425" calcext:value-type="float">
            <text:p>0.0132425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12036" calcext:value-type="float">
            <text:p>0.0112036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152194" calcext:value-type="float">
            <text:p>0.00152194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55699" calcext:value-type="float">
            <text:p>0.0355699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974878" calcext:value-type="float">
            <text:p>0.00974878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21379" calcext:value-type="float">
            <text:p>0.0221379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0938999" calcext:value-type="float">
            <text:p>0.000938999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352752" calcext:value-type="float">
            <text:p>0.00352752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692637" calcext:value-type="float">
            <text:p>0.00692637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57259" calcext:value-type="float">
            <text:p>0.0057259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654157" calcext:value-type="float">
            <text:p>0.00654157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700338" calcext:value-type="float">
            <text:p>0.00700338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758827" calcext:value-type="float">
            <text:p>0.00758827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0584895" calcext:value-type="float">
            <text:p>0.000584895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880163" calcext:value-type="float">
            <text:p>0.00880163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table:style-name="ce4" office:value-type="float" office:value="0.000240618" calcext:value-type="float">
            <text:p>2.41E-04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3352" calcext:value-type="float">
            <text:p>0.013352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33614" calcext:value-type="float">
            <text:p>0.0133614</text:p>
          </table:table-cell>
          <table:table-cell office:value-type="float" office:value="0.07" calcext:value-type="float">
            <text:p>0.07</text:p>
          </table:table-cell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714541" calcext:value-type="float">
            <text:p>0.00714541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549102" calcext:value-type="float">
            <text:p>0.00549102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26213" calcext:value-type="float">
            <text:p>0.026213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33265" calcext:value-type="float">
            <text:p>0.0133265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311873" calcext:value-type="float">
            <text:p>0.00311873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583996" calcext:value-type="float">
            <text:p>0.00583996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447077" calcext:value-type="float">
            <text:p>0.00447077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02948" calcext:value-type="float">
            <text:p>0.0102948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976251" calcext:value-type="float">
            <text:p>0.00976251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24126" calcext:value-type="float">
            <text:p>0.0124126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0234894" calcext:value-type="float">
            <text:p>0.000234894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945508" calcext:value-type="float">
            <text:p>0.00945508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14383" calcext:value-type="float">
            <text:p>0.0114383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04088" calcext:value-type="float">
            <text:p>0.0104088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263597" calcext:value-type="float">
            <text:p>0.0263597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59509" calcext:value-type="float">
            <text:p>0.0159509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221806" calcext:value-type="float">
            <text:p>0.00221806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199909" calcext:value-type="float">
            <text:p>0.00199909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223004" calcext:value-type="float">
            <text:p>0.00223004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0253648" calcext:value-type="float">
            <text:p>0.000253648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707208" calcext:value-type="float">
            <text:p>0.00707208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801598" calcext:value-type="float">
            <text:p>0.00801598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800938" calcext:value-type="float">
            <text:p>0.00800938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83393" calcext:value-type="float">
            <text:p>0.0183393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0670541" calcext:value-type="float">
            <text:p>0.000670541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table:style-name="ce4" office:value-type="float" office:value="0.00920862" calcext:value-type="float">
            <text:p>9.21E-03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0226336" calcext:value-type="float">
            <text:p>0.000226336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219216" calcext:value-type="float">
            <text:p>0.00219216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102989" calcext:value-type="float">
            <text:p>0.0102989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713048" calcext:value-type="float">
            <text:p>0.00713048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>
          <table:table-cell office:value-type="float" office:value="0.00880265" calcext:value-type="float">
            <text:p>0.00880265</text:p>
          </table:table-cell>
          <table:table-cell/>
          <table:table-cell office:value-type="float" office:value="0.027728" calcext:value-type="float">
            <text:p>0.027728</text:p>
          </table:table-cell>
          <table:table-cell table:number-columns-repeated="1021"/>
        </table:table-row>
        <table:table-row table:style-name="ro1" table:number-rows-repeated="10483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dziTrening" table:style-name="ta1">
        <table:shapes>
          <draw:frame draw:z-index="0" draw:style-name="gr1" draw:text-style-name="P1" svg:width="1954.32pt" svg:height="929.42pt" svg:x="266.26pt" svg:y="18.48pt">
            <loext:p draw:notify-on-update-of-ranges="medziTrening.A1:medziTrening.A1 medziTrening.A2:medziTrening.A201 medziTrening.B1:medziTrening.B1 medziTrening.B2:medziTrening.B201 medziTrening.C1:medziTrening.C1 medziTrening.C2:medziTrening.C20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021" table:default-cell-style-name="ce1"/>
        <table:table-row table:style-name="ro1">
          <table:table-cell office:value-type="string" calcext:value-type="string">
            <text:p>Rozdiel pomerov</text:p>
          </table:table-cell>
          <table:table-cell office:value-type="string" calcext:value-type="string">
            <text:p>Prah</text:p>
          </table:table-cell>
          <table:table-cell office:value-type="string" calcext:value-type="string">
            <text:p>Reč skutočnosť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483209" calcext:value-type="float">
            <text:p>0.00483209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237533" calcext:value-type="float">
            <text:p>0.00237533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05452" calcext:value-type="float">
            <text:p>0.0105452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17191" calcext:value-type="float">
            <text:p>0.0117191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211284" calcext:value-type="float">
            <text:p>0.00211284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0417858" calcext:value-type="float">
            <text:p>0.000417858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933874" calcext:value-type="float">
            <text:p>0.00933874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494242" calcext:value-type="float">
            <text:p>0.00494242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0889331" calcext:value-type="float">
            <text:p>0.000889331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952181" calcext:value-type="float">
            <text:p>0.00952181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278501" calcext:value-type="float">
            <text:p>0.0278501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249022" calcext:value-type="float">
            <text:p>0.00249022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37219" calcext:value-type="float">
            <text:p>0.0137219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221023" calcext:value-type="float">
            <text:p>0.00221023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647855" calcext:value-type="float">
            <text:p>0.0064785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190356" calcext:value-type="float">
            <text:p>0.00190356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722086" calcext:value-type="float">
            <text:p>0.00722086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250325" calcext:value-type="float">
            <text:p>0.0025032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917849" calcext:value-type="float">
            <text:p>0.00917849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224742" calcext:value-type="float">
            <text:p>0.00224742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202156" calcext:value-type="float">
            <text:p>0.0202156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74935" calcext:value-type="float">
            <text:p>0.017493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272211" calcext:value-type="float">
            <text:p>0.00272211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912172" calcext:value-type="float">
            <text:p>0.00912172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76453" calcext:value-type="float">
            <text:p>0.0176453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244421" calcext:value-type="float">
            <text:p>0.00244421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244421" calcext:value-type="float">
            <text:p>0.00244421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13353" calcext:value-type="float">
            <text:p>0.0113353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900272" calcext:value-type="float">
            <text:p>0.00900272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903809" calcext:value-type="float">
            <text:p>0.00903809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27144" calcext:value-type="float">
            <text:p>0.0027144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256142" calcext:value-type="float">
            <text:p>0.00256142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256142" calcext:value-type="float">
            <text:p>0.00256142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15461" calcext:value-type="float">
            <text:p>0.0115461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825414" calcext:value-type="float">
            <text:p>0.00825414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29957" calcext:value-type="float">
            <text:p>0.002995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372955" calcext:value-type="float">
            <text:p>0.0372955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562086" calcext:value-type="float">
            <text:p>0.0562086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195804" calcext:value-type="float">
            <text:p>0.00195804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53272" calcext:value-type="float">
            <text:p>0.0153272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410039" calcext:value-type="float">
            <text:p>0.0410039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32804" calcext:value-type="float">
            <text:p>0.0232804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453353" calcext:value-type="float">
            <text:p>0.00453353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308821" calcext:value-type="float">
            <text:p>0.0308821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414596" calcext:value-type="float">
            <text:p>0.0414596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39683" calcext:value-type="float">
            <text:p>0.0239683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569969" calcext:value-type="float">
            <text:p>0.0569969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323512" calcext:value-type="float">
            <text:p>0.0323512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82902" calcext:value-type="float">
            <text:p>0.0182902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12255" calcext:value-type="float">
            <text:p>0.0212255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806156" calcext:value-type="float">
            <text:p>0.00806156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81382" calcext:value-type="float">
            <text:p>0.0181382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09516" calcext:value-type="float">
            <text:p>0.0209516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00733137" calcext:value-type="float">
            <text:p>7.33E-05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04051" calcext:value-type="float">
            <text:p>0.0104051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899085" calcext:value-type="float">
            <text:p>0.00899085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89345" calcext:value-type="float">
            <text:p>0.0289345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table:style-name="ce2" office:value-type="float" office:value="0.00560781" calcext:value-type="float">
            <text:p>5.61E-03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334909" calcext:value-type="float">
            <text:p>0.0334909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366911" calcext:value-type="float">
            <text:p>0.0366911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88034" calcext:value-type="float">
            <text:p>0.0288034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51894" calcext:value-type="float">
            <text:p>0.0151894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265986" calcext:value-type="float">
            <text:p>0.00265986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67187" calcext:value-type="float">
            <text:p>0.026718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234287" calcext:value-type="float">
            <text:p>0.0234287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190945" calcext:value-type="float">
            <text:p>0.0190945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386344" calcext:value-type="float">
            <text:p>0.0386344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671393" calcext:value-type="float">
            <text:p>0.00671393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266045" calcext:value-type="float">
            <text:p>0.00266045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340219" calcext:value-type="float">
            <text:p>0.0340219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360615" calcext:value-type="float">
            <text:p>0.0360615</text:p>
          </table:table-cell>
          <table:table-cell office:value-type="float" office:value="0.0337924" calcext:value-type="float">
            <text:p>0.0337924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float" office:value="0.00590697" calcext:value-type="float">
            <text:p>0.00590697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4233" calcext:value-type="float">
            <text:p>0.04233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205796" calcext:value-type="float">
            <text:p>0.0205796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427938" calcext:value-type="float">
            <text:p>0.00427938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91657" calcext:value-type="float">
            <text:p>0.0091657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487494" calcext:value-type="float">
            <text:p>0.00487494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237882" calcext:value-type="float">
            <text:p>0.00237882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table:style-name="ce2" office:value-type="float" office:value="0.00506324" calcext:value-type="float">
            <text:p>5.06E-03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201022" calcext:value-type="float">
            <text:p>0.0201022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0715" calcext:value-type="float">
            <text:p>0.01071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232244" calcext:value-type="float">
            <text:p>0.0232244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123447" calcext:value-type="float">
            <text:p>0.00123447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30495" calcext:value-type="float">
            <text:p>0.013049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68247" calcext:value-type="float">
            <text:p>0.0168247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13181" calcext:value-type="float">
            <text:p>0.0113181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247312" calcext:value-type="float">
            <text:p>0.00247312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883391" calcext:value-type="float">
            <text:p>0.00883391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510493" calcext:value-type="float">
            <text:p>0.00510493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271472" calcext:value-type="float">
            <text:p>0.00271472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table:style-name="ce2" office:value-type="float" office:value="0.0000113845" calcext:value-type="float">
            <text:p>1.14E-0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730622" calcext:value-type="float">
            <text:p>0.00730622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230506" calcext:value-type="float">
            <text:p>0.00230506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377208" calcext:value-type="float">
            <text:p>0.00377208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26657" calcext:value-type="float">
            <text:p>0.0126657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50357" calcext:value-type="float">
            <text:p>0.0050357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892821" calcext:value-type="float">
            <text:p>0.00892821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487494" calcext:value-type="float">
            <text:p>0.00487494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621688" calcext:value-type="float">
            <text:p>0.00621688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02592" calcext:value-type="float">
            <text:p>0.0102592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295082" calcext:value-type="float">
            <text:p>0.0295082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80056" calcext:value-type="float">
            <text:p>0.0180056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262079" calcext:value-type="float">
            <text:p>0.00262079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248006" calcext:value-type="float">
            <text:p>0.00248006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85885" calcext:value-type="float">
            <text:p>0.018588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23747" calcext:value-type="float">
            <text:p>0.0123747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00401" calcext:value-type="float">
            <text:p>0.0100401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142801" calcext:value-type="float">
            <text:p>0.00142801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50709" calcext:value-type="float">
            <text:p>0.0150709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75439" calcext:value-type="float">
            <text:p>0.0175439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624391" calcext:value-type="float">
            <text:p>0.00624391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24667" calcext:value-type="float">
            <text:p>0.0124667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0974685" calcext:value-type="float">
            <text:p>0.00097468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86537" calcext:value-type="float">
            <text:p>0.0186537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53723" calcext:value-type="float">
            <text:p>0.0153723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39372" calcext:value-type="float">
            <text:p>0.0139372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291754" calcext:value-type="float">
            <text:p>0.0291754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60375" calcext:value-type="float">
            <text:p>0.016037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150752" calcext:value-type="float">
            <text:p>0.00150752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8834" calcext:value-type="float">
            <text:p>0.008834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table:style-name="ce2" office:value-type="float" office:value="0.0000111163" calcext:value-type="float">
            <text:p>1.11E-0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613844" calcext:value-type="float">
            <text:p>0.00613844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0144035" calcext:value-type="float">
            <text:p>0.00014403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82975" calcext:value-type="float">
            <text:p>0.018297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56366" calcext:value-type="float">
            <text:p>0.0156366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854897" calcext:value-type="float">
            <text:p>0.00854897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229424" calcext:value-type="float">
            <text:p>0.00229424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937212" calcext:value-type="float">
            <text:p>0.00937212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7485" calcext:value-type="float">
            <text:p>0.00748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26563" calcext:value-type="float">
            <text:p>0.026563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361764" calcext:value-type="float">
            <text:p>0.0361764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118926" calcext:value-type="float">
            <text:p>0.00118926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836793" calcext:value-type="float">
            <text:p>0.00836793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35395" calcext:value-type="float">
            <text:p>0.013539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15923" calcext:value-type="float">
            <text:p>0.0115923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101539" calcext:value-type="float">
            <text:p>0.00101539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618395" calcext:value-type="float">
            <text:p>0.0061839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201767" calcext:value-type="float">
            <text:p>0.0201767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260376" calcext:value-type="float">
            <text:p>0.0260376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43465" calcext:value-type="float">
            <text:p>0.014346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49172" calcext:value-type="float">
            <text:p>0.0149172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231364" calcext:value-type="float">
            <text:p>0.00231364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34495" calcext:value-type="float">
            <text:p>0.013449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772637" calcext:value-type="float">
            <text:p>0.00772637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757852" calcext:value-type="float">
            <text:p>0.00757852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416595" calcext:value-type="float">
            <text:p>0.0041659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703067" calcext:value-type="float">
            <text:p>0.00703067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742206" calcext:value-type="float">
            <text:p>0.00742206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520012" calcext:value-type="float">
            <text:p>0.00520012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376153" calcext:value-type="float">
            <text:p>0.00376153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table:style-name="ce2" office:value-type="float" office:value="0.0000110865" calcext:value-type="float">
            <text:p>1.11E-0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40994" calcext:value-type="float">
            <text:p>0.0140994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15709" calcext:value-type="float">
            <text:p>0.0115709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37949" calcext:value-type="float">
            <text:p>0.0137949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20116" calcext:value-type="float">
            <text:p>0.020116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256172" calcext:value-type="float">
            <text:p>0.00256172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10875" calcext:value-type="float">
            <text:p>0.011087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10875" calcext:value-type="float">
            <text:p>0.011087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81549" calcext:value-type="float">
            <text:p>0.0181549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207166" calcext:value-type="float">
            <text:p>0.0207166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257286" calcext:value-type="float">
            <text:p>0.00257286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614956" calcext:value-type="float">
            <text:p>0.00614956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68247" calcext:value-type="float">
            <text:p>0.0168247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69629" calcext:value-type="float">
            <text:p>0.0169629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0149339" calcext:value-type="float">
            <text:p>0.000149339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76792" calcext:value-type="float">
            <text:p>0.0176792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601426" calcext:value-type="float">
            <text:p>0.00601426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212093" calcext:value-type="float">
            <text:p>0.0212093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16135" calcext:value-type="float">
            <text:p>0.011613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265533" calcext:value-type="float">
            <text:p>0.00265533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14534" calcext:value-type="float">
            <text:p>0.0114534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29036" calcext:value-type="float">
            <text:p>0.0129036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448647" calcext:value-type="float">
            <text:p>0.00448647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184572" calcext:value-type="float">
            <text:p>0.00184572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906661" calcext:value-type="float">
            <text:p>0.00906661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636125" calcext:value-type="float">
            <text:p>0.0063612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224742" calcext:value-type="float">
            <text:p>0.0224742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276021" calcext:value-type="float">
            <text:p>0.0276021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table:style-name="ce2" office:value-type="float" office:value="0.00887999" calcext:value-type="float">
            <text:p>8.88E-03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887999" calcext:value-type="float">
            <text:p>0.00887999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65955" calcext:value-type="float">
            <text:p>0.016595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34703" calcext:value-type="float">
            <text:p>0.0134703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311431" calcext:value-type="float">
            <text:p>0.0311431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877914" calcext:value-type="float">
            <text:p>0.00877914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893685" calcext:value-type="float">
            <text:p>0.0089368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03805" calcext:value-type="float">
            <text:p>0.010380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238076" calcext:value-type="float">
            <text:p>0.0238076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955427" calcext:value-type="float">
            <text:p>0.00955427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146464" calcext:value-type="float">
            <text:p>0.00146464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240824" calcext:value-type="float">
            <text:p>0.00240824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table:style-name="ce2" office:value-type="float" office:value="0.0000323653" calcext:value-type="float">
            <text:p>3.24E-0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28445" calcext:value-type="float">
            <text:p>0.012844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54665" calcext:value-type="float">
            <text:p>0.0154665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509417" calcext:value-type="float">
            <text:p>0.00509417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496703" calcext:value-type="float">
            <text:p>0.00496703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134906" calcext:value-type="float">
            <text:p>0.0134906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>
          <table:table-cell office:value-type="float" office:value="0.00477302" calcext:value-type="float">
            <text:p>0.00477302</text:p>
          </table:table-cell>
          <table:table-cell office:value-type="float" office:value="0.0337924" calcext:value-type="float">
            <text:p>0.0337924</text:p>
          </table:table-cell>
          <table:table-cell table:number-columns-repeated="1022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dziTest" table:style-name="ta1">
        <table:shapes>
          <draw:frame draw:z-index="0" draw:style-name="gr1" draw:text-style-name="P1" svg:width="2577.71pt" svg:height="1351.33pt" svg:x="332.36pt" svg:y="164.58pt">
            <loext:p draw:notify-on-update-of-ranges="medziTest.A1:medziTest.A1 medziTest.A2:medziTest.A249 medziTest.B1:medziTest.B1 medziTest.B2:medziTest.B249 medziTest.C1:medziTest.C1 medziTest.C2:medziTest.C249 medziTest.D1:medziTest.D1 medziTest.D2:medziTest.D24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ce3"/>
        <table:table-column table:style-name="co2" table:number-columns-repeated="2" table:default-cell-style-name="ce3"/>
        <table:table-column table:style-name="co5" table:default-cell-style-name="ce3"/>
        <table:table-column table:style-name="co2" table:number-columns-repeated="1020" table:default-cell-style-name="ce3"/>
        <table:table-row table:style-name="ro1">
          <table:table-cell office:value-type="string" calcext:value-type="string">
            <text:p>Rozdiel pomerov</text:p>
          </table:table-cell>
          <table:table-cell office:value-type="string" calcext:value-type="string">
            <text:p>Reč</text:p>
          </table:table-cell>
          <table:table-cell office:value-type="string" calcext:value-type="string">
            <text:p>Prah</text:p>
          </table:table-cell>
          <table:table-cell office:value-type="string" calcext:value-type="string">
            <text:p>Reč skutočnosť</text:p>
          </table:table-cell>
          <table:table-cell table:number-columns-repeated="1020"/>
        </table:table-row>
        <table:table-row table:style-name="ro1">
          <table:table-cell office:value-type="float" office:value="0.0112821" calcext:value-type="float">
            <text:p>0.0112821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24534" calcext:value-type="float">
            <text:p>0.0124534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3487" calcext:value-type="float">
            <text:p>0.013487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240055" calcext:value-type="float">
            <text:p>0.00240055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960872" calcext:value-type="float">
            <text:p>0.00960872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95238" calcext:value-type="float">
            <text:p>0.0195238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851502" calcext:value-type="float">
            <text:p>0.00851502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276706" calcext:value-type="float">
            <text:p>0.00276706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807953" calcext:value-type="float">
            <text:p>0.00807953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687407" calcext:value-type="float">
            <text:p>0.00687407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831835" calcext:value-type="float">
            <text:p>0.00831835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203114" calcext:value-type="float">
            <text:p>0.0203114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10982" calcext:value-type="float">
            <text:p>0.0110982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821565" calcext:value-type="float">
            <text:p>0.00821565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77192" calcext:value-type="float">
            <text:p>0.0177192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7713" calcext:value-type="float">
            <text:p>0.017713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288875" calcext:value-type="float">
            <text:p>0.00288875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38779" calcext:value-type="float">
            <text:p>0.0138779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499594" calcext:value-type="float">
            <text:p>0.00499594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808625" calcext:value-type="float">
            <text:p>0.00808625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560884" calcext:value-type="float">
            <text:p>0.00560884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838277" calcext:value-type="float">
            <text:p>0.00838277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94234" calcext:value-type="float">
            <text:p>0.0194234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840774" calcext:value-type="float">
            <text:p>0.00840774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720185" calcext:value-type="float">
            <text:p>0.00720185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456233" calcext:value-type="float">
            <text:p>0.00456233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80776" calcext:value-type="float">
            <text:p>0.0180776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648797" calcext:value-type="float">
            <text:p>0.00648797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500163" calcext:value-type="float">
            <text:p>0.00500163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312046" calcext:value-type="float">
            <text:p>0.0312046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819961" calcext:value-type="float">
            <text:p>0.00819961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227187" calcext:value-type="float">
            <text:p>0.0227187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26192" calcext:value-type="float">
            <text:p>0.0126192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901018" calcext:value-type="float">
            <text:p>0.00901018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56594" calcext:value-type="float">
            <text:p>0.0156594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586875" calcext:value-type="float">
            <text:p>0.00586875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18979" calcext:value-type="float">
            <text:p>0.0018979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397085" calcext:value-type="float">
            <text:p>0.00397085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0335" calcext:value-type="float">
            <text:p>0.010335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213468" calcext:value-type="float">
            <text:p>0.00213468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288461" calcext:value-type="float">
            <text:p>0.0288461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92981" calcext:value-type="float">
            <text:p>0.0192981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21791" calcext:value-type="float">
            <text:p>0.0121791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688811" calcext:value-type="float">
            <text:p>0.00688811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45232" calcext:value-type="float">
            <text:p>0.0045232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77379" calcext:value-type="float">
            <text:p>0.0177379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74406" calcext:value-type="float">
            <text:p>0.0174406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08709" calcext:value-type="float">
            <text:p>0.0108709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134753" calcext:value-type="float">
            <text:p>0.00134753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93046" calcext:value-type="float">
            <text:p>0.0193046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9324" calcext:value-type="float">
            <text:p>0.019324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321873" calcext:value-type="float">
            <text:p>0.032187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72437" calcext:value-type="float">
            <text:p>0.027243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56883" calcext:value-type="float">
            <text:p>0.015688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73669" calcext:value-type="float">
            <text:p>0.017366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50639" calcext:value-type="float">
            <text:p>0.045063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56289" calcext:value-type="float">
            <text:p>0.015628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755347" calcext:value-type="float">
            <text:p>0.0075534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163485" calcext:value-type="float">
            <text:p>0.00163485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2362" calcext:value-type="float">
            <text:p>0.042362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0209898" calcext:value-type="float">
            <text:p>0.00020989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993812" calcext:value-type="float">
            <text:p>0.00993812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02969" calcext:value-type="float">
            <text:p>0.030296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54605" calcext:value-type="float">
            <text:p>0.0254605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5155" calcext:value-type="float">
            <text:p>0.015155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94448" calcext:value-type="float">
            <text:p>0.019444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32927" calcext:value-type="float">
            <text:p>0.013292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68064" calcext:value-type="float">
            <text:p>0.0168064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553509" calcext:value-type="float">
            <text:p>0.055350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65682" calcext:value-type="float">
            <text:p>0.0165682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37323" calcext:value-type="float">
            <text:p>0.033732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81963" calcext:value-type="float">
            <text:p>0.038196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372094" calcext:value-type="float">
            <text:p>0.00372094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3177" calcext:value-type="float">
            <text:p>0.02317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588214" calcext:value-type="float">
            <text:p>0.00588214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666861" calcext:value-type="float">
            <text:p>0.0066686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791037" calcext:value-type="float">
            <text:p>0.0079103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980191" calcext:value-type="float">
            <text:p>0.0098019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0297278" calcext:value-type="float">
            <text:p>0.00029727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298499" calcext:value-type="float">
            <text:p>0.0029849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27849" calcext:value-type="float">
            <text:p>0.012784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307617" calcext:value-type="float">
            <text:p>0.0030761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616416" calcext:value-type="float">
            <text:p>0.00616416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202686" calcext:value-type="float">
            <text:p>0.00202686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0571415" calcext:value-type="float">
            <text:p>0.000571415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49078" calcext:value-type="float">
            <text:p>0.014907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500029" calcext:value-type="float">
            <text:p>0.00500029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3636" calcext:value-type="float">
            <text:p>0.013636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141998" calcext:value-type="float">
            <text:p>0.00141998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668699" calcext:value-type="float">
            <text:p>0.00668699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756037" calcext:value-type="float">
            <text:p>0.00756037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350226" calcext:value-type="float">
            <text:p>0.00350226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15183" calcext:value-type="float">
            <text:p>0.0115183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15183" calcext:value-type="float">
            <text:p>0.0115183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table:style-name="ce4" office:value-type="float" office:value="0.000022009" calcext:value-type="float">
            <text:p>2.20E-05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499041" calcext:value-type="float">
            <text:p>0.00499041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706615" calcext:value-type="float">
            <text:p>0.00706615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07286" calcext:value-type="float">
            <text:p>0.0107286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table:style-name="ce4" office:value-type="float" office:value="0.00950395" calcext:value-type="float">
            <text:p>9.50E-03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22763" calcext:value-type="float">
            <text:p>0.0122763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410049" calcext:value-type="float">
            <text:p>0.00410049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88671" calcext:value-type="float">
            <text:p>0.0188671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85719" calcext:value-type="float">
            <text:p>0.0185719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table:style-name="ce4" office:value-type="float" office:value="0.010873" calcext:value-type="float">
            <text:p>1.09E-02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23247" calcext:value-type="float">
            <text:p>0.023247</text:p>
          </table:table-cell>
          <table:table-cell/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626037" calcext:value-type="float">
            <text:p>0.062603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642302" calcext:value-type="float">
            <text:p>0.0642302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848541" calcext:value-type="float">
            <text:p>0.0084854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01631" calcext:value-type="float">
            <text:p>0.020163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15296" calcext:value-type="float">
            <text:p>0.0415296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01083" calcext:value-type="float">
            <text:p>0.010108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95575" calcext:value-type="float">
            <text:p>0.0295575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90764" calcext:value-type="float">
            <text:p>0.0190764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71718" calcext:value-type="float">
            <text:p>0.027171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00841" calcext:value-type="float">
            <text:p>0.030084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973446" calcext:value-type="float">
            <text:p>0.0973446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44966" calcext:value-type="float">
            <text:p>0.0044966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47433" calcext:value-type="float">
            <text:p>0.034743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38383" calcext:value-type="float">
            <text:p>0.013838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601906" calcext:value-type="float">
            <text:p>0.0601906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959602" calcext:value-type="float">
            <text:p>0.00959602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42881" calcext:value-type="float">
            <text:p>0.014288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03589" calcext:value-type="float">
            <text:p>0.010358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232551" calcext:value-type="float">
            <text:p>0.0023255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489324" calcext:value-type="float">
            <text:p>0.00489324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484154" calcext:value-type="float">
            <text:p>0.00484154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30239" calcext:value-type="float">
            <text:p>0.03023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064142" calcext:value-type="float">
            <text:p>0.00064142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3994" calcext:value-type="float">
            <text:p>0.043994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380985" calcext:value-type="float">
            <text:p>0.0380985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63602" calcext:value-type="float">
            <text:p>0.0063602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291697" calcext:value-type="float">
            <text:p>0.029169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60088" calcext:value-type="float">
            <text:p>0.016008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787883" calcext:value-type="float">
            <text:p>0.0078788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659792" calcext:value-type="float">
            <text:p>0.00659792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209053" calcext:value-type="float">
            <text:p>0.020905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24427" calcext:value-type="float">
            <text:p>0.012442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07831" calcext:value-type="float">
            <text:p>0.010783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10348" calcext:value-type="float">
            <text:p>0.011034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287507" calcext:value-type="float">
            <text:p>0.0028750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844648" calcext:value-type="float">
            <text:p>0.0084464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559421" calcext:value-type="float">
            <text:p>0.0055942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276776" calcext:value-type="float">
            <text:p>0.00276776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678715" calcext:value-type="float">
            <text:p>0.00678715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0321507" calcext:value-type="float">
            <text:p>0.000321507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320254" calcext:value-type="float">
            <text:p>0.00320254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table:style-name="ce4" office:value-type="float" office:value="0.0000201464" calcext:value-type="float">
            <text:p>2.01E-05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213763" calcext:value-type="float">
            <text:p>0.00213763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357442" calcext:value-type="float">
            <text:p>0.00357442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642648" calcext:value-type="float">
            <text:p>0.00642648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387149" calcext:value-type="float">
            <text:p>0.00387149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08277" calcext:value-type="float">
            <text:p>0.0108277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968932" calcext:value-type="float">
            <text:p>0.00968932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97679" calcext:value-type="float">
            <text:p>0.0197679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899367" calcext:value-type="float">
            <text:p>0.00899367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134072" calcext:value-type="float">
            <text:p>0.00134072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08502" calcext:value-type="float">
            <text:p>0.0108502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952208" calcext:value-type="float">
            <text:p>0.00952208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918244" calcext:value-type="float">
            <text:p>0.00918244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396009" calcext:value-type="float">
            <text:p>0.00396009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62302" calcext:value-type="float">
            <text:p>0.0162302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33655" calcext:value-type="float">
            <text:p>0.0133655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21978" calcext:value-type="float">
            <text:p>0.0121978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425959" calcext:value-type="float">
            <text:p>0.00425959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08203" calcext:value-type="float">
            <text:p>0.0108203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245858" calcext:value-type="float">
            <text:p>0.0245858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980324" calcext:value-type="float">
            <text:p>0.00980324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920628" calcext:value-type="float">
            <text:p>0.00920628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428483" calcext:value-type="float">
            <text:p>0.00428483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262021" calcext:value-type="float">
            <text:p>0.00262021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359767" calcext:value-type="float">
            <text:p>0.035976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27451" calcext:value-type="float">
            <text:p>0.012745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545624" calcext:value-type="float">
            <text:p>0.0545624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309971" calcext:value-type="float">
            <text:p>0.0030997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551473" calcext:value-type="float">
            <text:p>0.055147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59793" calcext:value-type="float">
            <text:p>0.05979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02094" calcext:value-type="float">
            <text:p>0.0202094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887688" calcext:value-type="float">
            <text:p>0.088768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557899" calcext:value-type="float">
            <text:p>0.055789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706162" calcext:value-type="float">
            <text:p>0.0706162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2291" calcext:value-type="float">
            <text:p>0.02229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33819" calcext:value-type="float">
            <text:p>0.043381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00657" calcext:value-type="float">
            <text:p>0.010065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26309" calcext:value-type="float">
            <text:p>0.002630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20539" calcext:value-type="float">
            <text:p>0.002053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32461" calcext:value-type="float">
            <text:p>0.023246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36343" calcext:value-type="float">
            <text:p>0.013634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53406" calcext:value-type="float">
            <text:p>0.0153406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3323" calcext:value-type="float">
            <text:p>0.02332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62694" calcext:value-type="float">
            <text:p>0.0162694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78929" calcext:value-type="float">
            <text:p>0.027892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17477" calcext:value-type="float">
            <text:p>0.001747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85698" calcext:value-type="float">
            <text:p>0.028569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03436" calcext:value-type="float">
            <text:p>0.0403436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0341609" calcext:value-type="float">
            <text:p>0.00034160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13023" calcext:value-type="float">
            <text:p>0.021302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89271" calcext:value-type="float">
            <text:p>0.028927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33209" calcext:value-type="float">
            <text:p>0.023320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39383" calcext:value-type="float">
            <text:p>0.023938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236119" calcext:value-type="float">
            <text:p>0.023611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0166714" calcext:value-type="float">
            <text:p>0.000166714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456986" calcext:value-type="float">
            <text:p>0.0456986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124503" calcext:value-type="float">
            <text:p>0.012450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0.00785089" calcext:value-type="float">
            <text:p>0.00785089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319574" calcext:value-type="float">
            <text:p>0.0319574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537476" calcext:value-type="float">
            <text:p>0.00537476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203583" calcext:value-type="float">
            <text:p>0.020358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613564" calcext:value-type="float">
            <text:p>0.00613564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995395" calcext:value-type="float">
            <text:p>0.00995395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60896" calcext:value-type="float">
            <text:p>0.0160896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894351" calcext:value-type="float">
            <text:p>0.0089435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table:style-name="ce4" office:value-type="float" office:value="0.00968684" calcext:value-type="float">
            <text:p>9.69E-03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183244" calcext:value-type="float">
            <text:p>0.00183244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435252" calcext:value-type="float">
            <text:p>0.00435252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262996" calcext:value-type="float">
            <text:p>0.0262996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231092" calcext:value-type="float">
            <text:p>0.00231092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211398" calcext:value-type="float">
            <text:p>0.021139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37565" calcext:value-type="float">
            <text:p>0.0137565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90965" calcext:value-type="float">
            <text:p>0.0190965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515521" calcext:value-type="float">
            <text:p>0.00515521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674747" calcext:value-type="float">
            <text:p>0.00674747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60201" calcext:value-type="float">
            <text:p>0.0160201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796027" calcext:value-type="float">
            <text:p>0.00796027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37939" calcext:value-type="float">
            <text:p>0.0137939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142" calcext:value-type="float">
            <text:p>0.01142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30613" calcext:value-type="float">
            <text:p>0.0130613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839095" calcext:value-type="float">
            <text:p>0.00839095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20564" calcext:value-type="float">
            <text:p>0.020564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10978" calcext:value-type="float">
            <text:p>0.0110978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303509" calcext:value-type="float">
            <text:p>0.0303509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11278" calcext:value-type="float">
            <text:p>0.0111278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137497" calcext:value-type="float">
            <text:p>0.00137497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202777" calcext:value-type="float">
            <text:p>0.0202777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936112" calcext:value-type="float">
            <text:p>0.00936112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0896409" calcext:value-type="float">
            <text:p>0.000896409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903639" calcext:value-type="float">
            <text:p>0.00903639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412568" calcext:value-type="float">
            <text:p>0.00412568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129323" calcext:value-type="float">
            <text:p>0.00129323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201167" calcext:value-type="float">
            <text:p>0.0201167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60995" calcext:value-type="float">
            <text:p>0.0160995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276814" calcext:value-type="float">
            <text:p>0.00276814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table:style-name="ce4" office:value-type="float" office:value="0.0013478" calcext:value-type="float">
            <text:p>1.35E-03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0316888" calcext:value-type="float">
            <text:p>0.000316888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93036" calcext:value-type="float">
            <text:p>0.0093036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102589" calcext:value-type="float">
            <text:p>0.0102589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0851937" calcext:value-type="float">
            <text:p>0.00851937</text:p>
          </table:table-cell>
          <table:table-cell/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320237" calcext:value-type="float">
            <text:p>0.0320237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>
          <table:table-cell office:value-type="float" office:value="0.0221868" calcext:value-type="float">
            <text:p>0.0221868</text:p>
          </table:table-cell>
          <table:table-cell office:value-type="float" office:value="0.07" calcext:value-type="float">
            <text:p>0.07</text:p>
          </table:table-cell>
          <table:table-cell office:value-type="float" office:value="0.0318306" calcext:value-type="float">
            <text:p>0.0318306</text:p>
          </table:table-cell>
          <table:table-cell table:number-columns-repeated="1021"/>
        </table:table-row>
        <table:table-row table:style-name="ro1" table:number-rows-repeated="10483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puter modern" svg:font-family="'Computer modern'"/>
    <style:font-face style:name="F" svg:font-family="" style:font-family-generic="roman"/>
    <style:font-face style:name="DejaVu Sans Mono" svg:font-family="'DejaVu Sans Mono'" style:font-family-generic="modern" style:font-pitch="fixed"/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7">00/00/0000</text:date>, <text:time style:data-style-name="N2" text:time-value="13:51:18.4580057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1:21:08.093504307</meta:creation-date>
    <meta:generator>LibreOffice/5.1.6.2$Linux_X86_64 LibreOffice_project/10m0$Build-2</meta:generator>
    <dc:date>2019-04-17T14:33:47.815593138</dc:date>
    <meta:editing-duration>PT9M40S</meta:editing-duration>
    <meta:editing-cycles>2</meta:editing-cycles>
    <meta:document-statistic meta:table-count="6" meta:cell-count="343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CMU Serif'" style:font-style-name="Roman" style:font-family-generic="roman" fo:font-size="2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5pt" style:font-size-asian="10pt" style:font-size-complex="10pt"/>
    </style:style>
    <style:style style:name="ch5" style:family="chart">
      <style:chart-properties chart:auto-position="true" style:rotation-angle="0"/>
      <style:text-properties fo:font-family="'CMU Serif'" style:font-style-name="Roman" style:font-family-generic="roman" fo:font-size="20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CMU Serif'" style:font-style-name="Roman" style:font-family-generic="roman" fo:font-size="15pt" style:font-size-asian="10pt" style:font-size-complex="10pt"/>
    </style:style>
    <style:style style:name="ch7" style:family="chart">
      <style:chart-properties chart:auto-position="true" style:rotation-angle="90"/>
      <style:text-properties fo:font-family="'CMU Serif'" style:font-style-name="Roman" style:font-family-generic="roman"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254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8.945cm" svg:height="32.789cm" xlink:href=".." xlink:type="simple" chart:class="chart:line" chart:style-name="ch1">
        <chart:legend chart:legend-position="top" svg:x="26.584cm" svg:y="0.185cm" style:legend-expansion="wide" chart:style-name="ch2"/>
        <chart:plot-area chart:style-name="ch3" table:cell-range-address="vonTrening.A1:vonTrening.C201" chart:data-source-has-labels="row" svg:x="3.1cm" svg:y="1.97cm" svg:width="64.467cm" svg:height="28.472cm">
          <chartooo:coordinate-region svg:x="4.304cm" svg:y="2.23cm" svg:width="63.263cm" svg:height="26.893cm"/>
          <chart:axis chart:dimension="x" chart:name="primary-x" chart:style-name="ch4">
            <chart:title svg:x="32.123cm" svg:y="31.098cm" chart:style-name="ch5">
              <text:p>Spracovanie snímky</text:p>
            </chart:title>
          </chart:axis>
          <chart:axis chart:dimension="y" chart:name="primary-y" chart:style-name="ch6">
            <chart:title svg:x="0.451cm" svg:y="19.852cm" chart:style-name="ch7">
              <text:p>Abs. rozdielu pomerov</text:p>
            </chart:title>
            <chart:grid chart:style-name="ch8" chart:class="major"/>
          </chart:axis>
          <chart:series chart:style-name="ch9" chart:values-cell-range-address="vonTrening.A2:vonTrening.A201" chart:label-cell-address="vonTrening.A1:vonTrening.A1" chart:class="chart:line">
            <chart:data-point chart:repeated="200"/>
          </chart:series>
          <chart:series chart:style-name="ch10" chart:values-cell-range-address="vonTrening.B2:vonTrening.B201" chart:label-cell-address="vonTrening.B1:vonTrening.B1" chart:class="chart:line">
            <chart:data-point chart:repeated="200"/>
          </chart:series>
          <chart:series chart:style-name="ch11" chart:values-cell-range-address="vonTrening.C2:vonTrening.C201" chart:label-cell-address="vonTrening.C1:vonTrening.C1" chart:class="chart:line">
            <chart:data-point chart:repeated="2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zdiel pomerov</text:p>
                <draw:g>
                  <svg:desc>vonTrening.A1:vonTrening.A1</svg:desc>
                </draw:g>
              </table:table-cell>
              <table:table-cell office:value-type="string">
                <text:p>Prah</text:p>
                <draw:g>
                  <svg:desc>vonTrening.B1:vonTrening.B1</svg:desc>
                </draw:g>
              </table:table-cell>
              <table:table-cell office:value-type="string">
                <text:p>Reč skutočnosť</text:p>
                <draw:g>
                  <svg:desc>vonTrening.C1:vonTrening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vonTrening.A2:vonTrening.A201</svg:desc>
                </draw:g>
              </table:table-cell>
              <table:table-cell office:value-type="float" office:value="0.0337924">
                <text:p>0.0337924</text:p>
                <draw:g>
                  <svg:desc>vonTrening.B2:vonTrening.B201</svg:desc>
                </draw:g>
              </table:table-cell>
              <table:table-cell office:value-type="float" office:value="NaN">
                <text:p>NaN</text:p>
                <draw:g>
                  <svg:desc>vonTrening.C2:vonTrening.C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83209">
                <text:p>0.00483209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37533">
                <text:p>0.00237533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05452">
                <text:p>0.0105452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17191">
                <text:p>0.0117191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11284">
                <text:p>0.00211284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417858">
                <text:p>0.000417858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933874">
                <text:p>0.00933874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494242">
                <text:p>0.00494242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889331">
                <text:p>0.000889331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952181">
                <text:p>0.00952181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78501">
                <text:p>0.0278501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49022">
                <text:p>0.00249022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37219">
                <text:p>0.0137219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21023">
                <text:p>0.00221023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647855">
                <text:p>0.0064785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90356">
                <text:p>0.00190356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722086">
                <text:p>0.00722086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50325">
                <text:p>0.0025032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917849">
                <text:p>0.00917849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224742">
                <text:p>0.00224742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02156">
                <text:p>0.0202156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74935">
                <text:p>0.017493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72211">
                <text:p>0.00272211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912172">
                <text:p>0.00912172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76453">
                <text:p>0.0176453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244421">
                <text:p>0.00244421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244421">
                <text:p>0.00244421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13353">
                <text:p>0.0113353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900272">
                <text:p>0.00900272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903809">
                <text:p>0.00903809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27144">
                <text:p>0.0027144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256142">
                <text:p>0.00256142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256142">
                <text:p>0.00256142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15461">
                <text:p>0.0115461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825414">
                <text:p>0.00825414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29957">
                <text:p>0.002995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72955">
                <text:p>0.0372955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62086">
                <text:p>0.0562086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195804">
                <text:p>0.00195804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53272">
                <text:p>0.0153272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10039">
                <text:p>0.0410039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32804">
                <text:p>0.0232804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453353">
                <text:p>0.00453353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08821">
                <text:p>0.0308821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14596">
                <text:p>0.0414596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39683">
                <text:p>0.0239683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569969">
                <text:p>0.0569969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23512">
                <text:p>0.0323512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82902">
                <text:p>0.0182902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12255">
                <text:p>0.0212255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806156">
                <text:p>0.00806156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81382">
                <text:p>0.0181382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09516">
                <text:p>0.0209516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733137">
                <text:p>0.000073313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04051">
                <text:p>0.0104051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899085">
                <text:p>0.00899085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89345">
                <text:p>0.0289345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560781">
                <text:p>0.00560781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66911">
                <text:p>0.0366911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88034">
                <text:p>0.0288034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51894">
                <text:p>0.0151894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265986">
                <text:p>0.00265986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67187">
                <text:p>0.026718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34287">
                <text:p>0.023428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90945">
                <text:p>0.0190945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86344">
                <text:p>0.0386344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671393">
                <text:p>0.00671393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266045">
                <text:p>0.00266045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40219">
                <text:p>0.0340219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360615">
                <text:p>0.0360615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590697">
                <text:p>0.0059069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4233">
                <text:p>0.04233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05796">
                <text:p>0.0205796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427938">
                <text:p>0.00427938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91657">
                <text:p>0.009165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487494">
                <text:p>0.00487494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237882">
                <text:p>0.00237882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506324">
                <text:p>0.00506324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01022">
                <text:p>0.0201022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0715">
                <text:p>0.01071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32244">
                <text:p>0.0232244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123447">
                <text:p>0.0012344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30495">
                <text:p>0.013049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68247">
                <text:p>0.016824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13181">
                <text:p>0.0113181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247312">
                <text:p>0.00247312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883391">
                <text:p>0.00883391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510493">
                <text:p>0.00510493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271472">
                <text:p>0.00271472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113845">
                <text:p>0.000011384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730622">
                <text:p>0.00730622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230506">
                <text:p>0.00230506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377208">
                <text:p>0.00377208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26657">
                <text:p>0.012665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50357">
                <text:p>0.005035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892821">
                <text:p>0.00892821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487494">
                <text:p>0.00487494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621688">
                <text:p>0.00621688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02592">
                <text:p>0.0102592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95082">
                <text:p>0.0295082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80056">
                <text:p>0.0180056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262079">
                <text:p>0.00262079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248006">
                <text:p>0.00248006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85885">
                <text:p>0.018588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23747">
                <text:p>0.012374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00401">
                <text:p>0.0100401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142801">
                <text:p>0.00142801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50709">
                <text:p>0.0150709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75439">
                <text:p>0.0175439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624391">
                <text:p>0.00624391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24667">
                <text:p>0.012466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974685">
                <text:p>0.00097468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86537">
                <text:p>0.018653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53723">
                <text:p>0.0153723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39372">
                <text:p>0.0139372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291754">
                <text:p>0.0291754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60375">
                <text:p>0.016037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150752">
                <text:p>0.00150752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8834">
                <text:p>0.008834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0111163">
                <text:p>0.0000111163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613844">
                <text:p>0.00613844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144035">
                <text:p>0.00014403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82975">
                <text:p>0.018297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56366">
                <text:p>0.0156366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854897">
                <text:p>0.0085489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229424">
                <text:p>0.00229424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937212">
                <text:p>0.00937212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7485">
                <text:p>0.00748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26563">
                <text:p>0.026563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361764">
                <text:p>0.0361764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118926">
                <text:p>0.00118926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836793">
                <text:p>0.00836793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35395">
                <text:p>0.013539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15923">
                <text:p>0.0115923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101539">
                <text:p>0.00101539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618395">
                <text:p>0.0061839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201767">
                <text:p>0.020176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260376">
                <text:p>0.0260376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43465">
                <text:p>0.014346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149172">
                <text:p>0.0149172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231364">
                <text:p>0.00231364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134495">
                <text:p>0.013449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772637">
                <text:p>0.0077263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757852">
                <text:p>0.00757852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416595">
                <text:p>0.0041659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703067">
                <text:p>0.0070306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742206">
                <text:p>0.00742206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520012">
                <text:p>0.00520012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376153">
                <text:p>0.00376153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0110865">
                <text:p>0.000011086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40994">
                <text:p>0.0140994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15709">
                <text:p>0.0115709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37949">
                <text:p>0.0137949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20116">
                <text:p>0.020116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256172">
                <text:p>0.00256172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10875">
                <text:p>0.011087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10875">
                <text:p>0.011087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81549">
                <text:p>0.0181549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207166">
                <text:p>0.0207166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257286">
                <text:p>0.00257286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614956">
                <text:p>0.00614956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168247">
                <text:p>0.016824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169629">
                <text:p>0.0169629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149339">
                <text:p>0.000149339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76792">
                <text:p>0.0176792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601426">
                <text:p>0.00601426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212093">
                <text:p>0.0212093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116135">
                <text:p>0.011613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265533">
                <text:p>0.00265533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14534">
                <text:p>0.0114534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29036">
                <text:p>0.0129036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448647">
                <text:p>0.0044864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184572">
                <text:p>0.00184572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906661">
                <text:p>0.00906661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636125">
                <text:p>0.0063612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24742">
                <text:p>0.0224742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76021">
                <text:p>0.0276021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887999">
                <text:p>0.00887999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887999">
                <text:p>0.00887999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165955">
                <text:p>0.016595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34703">
                <text:p>0.0134703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311431">
                <text:p>0.0311431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877914">
                <text:p>0.00877914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893685">
                <text:p>0.0089368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03805">
                <text:p>0.010380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238076">
                <text:p>0.0238076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955427">
                <text:p>0.0095542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146464">
                <text:p>0.00146464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240824">
                <text:p>0.00240824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0323653">
                <text:p>0.0000323653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28445">
                <text:p>0.012844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54665">
                <text:p>0.015466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509417">
                <text:p>0.0050941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496703">
                <text:p>0.00496703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134906">
                <text:p>0.0134906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477302">
                <text:p>0.00477302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CMU Serif'" style:font-style-name="Roman" style:font-family-generic="roman" fo:font-size="2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5pt" style:font-size-asian="10pt" style:font-size-complex="10pt"/>
    </style:style>
    <style:style style:name="ch5" style:family="chart">
      <style:chart-properties chart:auto-position="true" style:rotation-angle="0"/>
      <style:text-properties fo:font-family="'CMU Serif'" style:font-style-name="Roman" style:font-family-generic="roman" fo:font-size="20pt" style:font-size-asian="9pt" style:font-size-complex="9pt"/>
    </style:style>
    <style:style style:name="ch6" style:family="chart">
      <style:chart-properties chart:auto-position="true" style:rotation-angle="90"/>
      <style:text-properties fo:font-family="'CMU Serif'" style:font-style-name="Roman" style:font-family-generic="roman"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254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254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0.937cm" svg:height="47.673cm" xlink:href=".." xlink:type="simple" chart:class="chart:line" chart:style-name="ch1">
        <chart:legend chart:legend-position="top" svg:x="36.287cm" svg:y="0.185cm" style:legend-expansion="wide" chart:style-name="ch2"/>
        <chart:plot-area chart:style-name="ch3" table:cell-range-address="vonTest.A1:vonTest.D249" chart:data-source-has-labels="row" svg:x="3.54cm" svg:y="2.268cm" svg:width="85.579cm" svg:height="42.76cm">
          <chartooo:coordinate-region svg:x="4.744cm" svg:y="2.528cm" svg:width="84.375cm" svg:height="41.181cm"/>
          <chart:axis chart:dimension="x" chart:name="primary-x" chart:style-name="ch4">
            <chart:title svg:x="43.119cm" svg:y="45.982cm" chart:style-name="ch5">
              <text:p>Spracovanie snímky</text:p>
            </chart:title>
          </chart:axis>
          <chart:axis chart:dimension="y" chart:name="primary-y" chart:style-name="ch4">
            <chart:title svg:x="0.451cm" svg:y="27.281cm" chart:style-name="ch6">
              <text:p>Abs. rosdielu pomerov</text:p>
            </chart:title>
            <chart:grid chart:style-name="ch7" chart:class="major"/>
          </chart:axis>
          <chart:series chart:style-name="ch8" chart:values-cell-range-address="vonTest.A2:vonTest.A249" chart:label-cell-address="vonTest.A1:vonTest.A1" chart:class="chart:line">
            <chart:data-point chart:repeated="248"/>
          </chart:series>
          <chart:series chart:style-name="ch9" chart:values-cell-range-address="vonTest.B2:vonTest.B249" chart:label-cell-address="vonTest.B1:vonTest.B1" chart:class="chart:line">
            <chart:data-point chart:repeated="248"/>
          </chart:series>
          <chart:series chart:style-name="ch10" chart:values-cell-range-address="vonTest.C2:vonTest.C249" chart:label-cell-address="vonTest.C1:vonTest.C1" chart:class="chart:line">
            <chart:data-point chart:repeated="248"/>
          </chart:series>
          <chart:series chart:style-name="ch11" chart:values-cell-range-address="vonTest.D2:vonTest.D249" chart:label-cell-address="vonTest.D1:vonTest.D1" chart:class="chart:line">
            <chart:data-point chart:repeated="24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zdiel pomerov</text:p>
                <draw:g>
                  <svg:desc>vonTest.A1:vonTest.A1</svg:desc>
                </draw:g>
              </table:table-cell>
              <table:table-cell office:value-type="string">
                <text:p>Reč</text:p>
                <draw:g>
                  <svg:desc>vonTest.B1:vonTest.B1</svg:desc>
                </draw:g>
              </table:table-cell>
              <table:table-cell office:value-type="string">
                <text:p>Prah</text:p>
                <draw:g>
                  <svg:desc>vonTest.C1:vonTest.C1</svg:desc>
                </draw:g>
              </table:table-cell>
              <table:table-cell office:value-type="string">
                <text:p>Reč skutočnosť</text:p>
                <draw:g>
                  <svg:desc>vonTest.D1:vonTes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0054">
                <text:p>0.0150054</text:p>
                <draw:g>
                  <svg:desc>vonTest.A2:vonTest.A249</svg:desc>
                </draw:g>
              </table:table-cell>
              <table:table-cell office:value-type="float" office:value="NaN">
                <text:p>NaN</text:p>
                <draw:g>
                  <svg:desc>vonTest.B2:vonTest.B249</svg:desc>
                </draw:g>
              </table:table-cell>
              <table:table-cell office:value-type="float" office:value="0.0337924">
                <text:p>0.0337924</text:p>
                <draw:g>
                  <svg:desc>vonTest.C2:vonTest.C249</svg:desc>
                </draw:g>
              </table:table-cell>
              <table:table-cell office:value-type="float" office:value="NaN">
                <text:p>NaN</text:p>
                <draw:g>
                  <svg:desc>vonTest.D2:vonTest.D2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13642">
                <text:p>0.0113642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2034">
                <text:p>0.022034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447828">
                <text:p>0.00447828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60413">
                <text:p>0.00260413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40736">
                <text:p>0.0240736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2715">
                <text:p>0.012715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17424">
                <text:p>0.00117424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75745">
                <text:p>0.0175745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13057">
                <text:p>0.0213057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58438">
                <text:p>0.00158438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40872">
                <text:p>0.0140872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390524">
                <text:p>0.00390524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53723">
                <text:p>0.0153723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56258">
                <text:p>0.00256258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52591">
                <text:p>0.0152591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477105">
                <text:p>0.00477105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62771">
                <text:p>0.0162771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363132">
                <text:p>0.00363132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629893">
                <text:p>0.00629893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389546">
                <text:p>0.00389546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390655">
                <text:p>0.00390655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29265">
                <text:p>0.0129265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29265">
                <text:p>0.0129265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479966">
                <text:p>0.00479966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893116">
                <text:p>0.000893116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54871">
                <text:p>0.0154871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385728">
                <text:p>0.00385728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733653">
                <text:p>0.00733653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7376">
                <text:p>0.037376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49925">
                <text:p>0.0149925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029">
                <text:p>0.02029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06713">
                <text:p>0.0106713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668564">
                <text:p>0.00668564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06752">
                <text:p>0.0106752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04523">
                <text:p>0.00104523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671914">
                <text:p>0.00671914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44347">
                <text:p>0.0144347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230506">
                <text:p>0.00230506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17997">
                <text:p>0.0217997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17317">
                <text:p>0.0417317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86334">
                <text:p>0.0286334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01536">
                <text:p>0.0401536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23766">
                <text:p>0.0223766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212324">
                <text:p>0.00212324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76761">
                <text:p>0.0176761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75432">
                <text:p>0.0175432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375962">
                <text:p>0.00375962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252816">
                <text:p>0.00252816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51883">
                <text:p>0.0151883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890055">
                <text:p>0.00890055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99271">
                <text:p>0.0499271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310805">
                <text:p>0.0310805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0716">
                <text:p>0.020716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89623">
                <text:p>0.0089623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14627">
                <text:p>0.0514627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73856">
                <text:p>0.0173856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81498">
                <text:p>0.0181498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16722">
                <text:p>0.0116722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752241">
                <text:p>0.0752241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04569">
                <text:p>0.0204569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233707">
                <text:p>0.00233707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71335">
                <text:p>0.0371335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50685">
                <text:p>0.0450685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119764">
                <text:p>0.00119764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56773">
                <text:p>0.0156773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60485">
                <text:p>0.0160485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65116">
                <text:p>0.0465116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564066">
                <text:p>0.0564066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30622">
                <text:p>0.0330622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575719">
                <text:p>0.0575719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494497">
                <text:p>0.0494497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254473">
                <text:p>0.00254473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52106">
                <text:p>0.0152106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42994">
                <text:p>0.0142994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865287">
                <text:p>0.00865287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54752">
                <text:p>0.0154752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272149">
                <text:p>0.00272149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362265">
                <text:p>0.00362265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969413">
                <text:p>0.00969413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623691">
                <text:p>0.00623691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538576">
                <text:p>0.00538576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767383">
                <text:p>0.00767383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225273">
                <text:p>0.00225273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421196">
                <text:p>0.00421196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804225">
                <text:p>0.00804225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123888">
                <text:p>0.00123888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034">
                <text:p>0.01034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613105">
                <text:p>0.00613105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123447">
                <text:p>0.00123447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28959">
                <text:p>0.0128959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49046">
                <text:p>0.0049046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15306">
                <text:p>0.0115306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15306">
                <text:p>0.0115306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429779">
                <text:p>0.000429779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847659">
                <text:p>0.00847659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18991">
                <text:p>0.0118991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80774">
                <text:p>0.0180774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333786">
                <text:p>0.0000333786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778651">
                <text:p>0.00778651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985086">
                <text:p>0.000985086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867212">
                <text:p>0.00867212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0334084">
                <text:p>0.0000334084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66439">
                <text:p>0.0266439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19119">
                <text:p>0.0619119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504202">
                <text:p>0.0504202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442">
                <text:p>0.02442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2845">
                <text:p>0.012845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76276">
                <text:p>0.0176276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267997">
                <text:p>0.00267997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60884">
                <text:p>0.0160884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6141">
                <text:p>0.016141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522369">
                <text:p>0.0522369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218883">
                <text:p>0.0218883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90236">
                <text:p>0.090236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44516">
                <text:p>0.0144516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435437">
                <text:p>0.0435437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489053">
                <text:p>0.00489053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739524">
                <text:p>0.0739524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41242">
                <text:p>0.0141242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317954">
                <text:p>0.0317954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920683">
                <text:p>0.00920683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308234">
                <text:p>0.0308234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866833">
                <text:p>0.00866833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2339">
                <text:p>0.02339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331042">
                <text:p>0.0331042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957036">
                <text:p>0.00957036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429435">
                <text:p>0.0429435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34848">
                <text:p>0.034848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462171">
                <text:p>0.00462171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302958">
                <text:p>0.0302958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62649">
                <text:p>0.0062649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212911">
                <text:p>0.0212911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548288">
                <text:p>0.00548288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43171">
                <text:p>0.0143171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521678">
                <text:p>0.00521678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09518">
                <text:p>0.0109518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09518">
                <text:p>0.0109518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373837">
                <text:p>0.00373837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78991">
                <text:p>0.0178991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291829">
                <text:p>0.0291829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47015">
                <text:p>0.0147015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975671">
                <text:p>0.00975671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584108">
                <text:p>0.00584108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836819">
                <text:p>0.00836819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12437">
                <text:p>0.0112437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18073">
                <text:p>0.0218073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106526">
                <text:p>0.0106526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353116">
                <text:p>0.00353116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734425">
                <text:p>0.00734425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203277">
                <text:p>0.0203277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917801">
                <text:p>0.00917801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97335">
                <text:p>0.0197335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10047">
                <text:p>0.0110047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49165">
                <text:p>0.0149165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75432">
                <text:p>0.0175432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50594">
                <text:p>0.0150594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929344">
                <text:p>0.00929344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04581">
                <text:p>0.0104581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215493">
                <text:p>0.0215493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89566">
                <text:p>0.0189566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64005">
                <text:p>0.0164005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127845">
                <text:p>0.0127845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620872">
                <text:p>0.00620872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281811">
                <text:p>0.0281811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917614">
                <text:p>0.00917614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77353">
                <text:p>0.0177353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122842">
                <text:p>0.00122842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01319">
                <text:p>0.0101319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647129">
                <text:p>0.0647129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212233">
                <text:p>0.0212233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750838">
                <text:p>0.0750838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97211">
                <text:p>0.0197211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534764">
                <text:p>0.0534764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279476">
                <text:p>0.0279476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10577">
                <text:p>0.010577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947332">
                <text:p>0.0947332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495087">
                <text:p>0.0495087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17919">
                <text:p>0.0117919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494218">
                <text:p>0.0494218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448816">
                <text:p>0.0448816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660306">
                <text:p>0.00660306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926229">
                <text:p>0.00926229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24508">
                <text:p>0.0124508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333428">
                <text:p>0.0333428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239898">
                <text:p>0.0239898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51016">
                <text:p>0.0151016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232691">
                <text:p>0.0232691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189821">
                <text:p>0.0189821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427517">
                <text:p>0.0427517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368407">
                <text:p>0.00368407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258625">
                <text:p>0.0258625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415857">
                <text:p>0.0415857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940573">
                <text:p>0.00940573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422572">
                <text:p>0.0422572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143589">
                <text:p>0.0143589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156434">
                <text:p>0.0156434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36673">
                <text:p>0.036673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803691">
                <text:p>0.00803691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109302">
                <text:p>0.0109302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477977">
                <text:p>0.0477977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46798">
                <text:p>0.0046798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545552">
                <text:p>0.00545552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217242">
                <text:p>0.0217242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264132">
                <text:p>0.0264132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306399">
                <text:p>0.0306399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244138">
                <text:p>0.00244138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337207">
                <text:p>0.00337207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225902">
                <text:p>0.00225902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232425">
                <text:p>0.00232425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0622571">
                <text:p>0.0000622571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169702">
                <text:p>0.0169702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20171">
                <text:p>0.020171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288653">
                <text:p>0.0288653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123105">
                <text:p>0.0123105</text:p>
              </table:table-cell>
              <table:table-cell office:value-type="float" office:value="0.07">
                <text:p>0.0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164565">
                <text:p>0.0164565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328276">
                <text:p>0.00328276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283961">
                <text:p>0.0283961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112692">
                <text:p>0.0112692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160848">
                <text:p>0.0160848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73809">
                <text:p>0.0073809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106564">
                <text:p>0.00106564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141279">
                <text:p>0.0141279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162343">
                <text:p>0.0162343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116582">
                <text:p>0.0116582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874698">
                <text:p>0.00874698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199513">
                <text:p>0.0199513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522479">
                <text:p>0.00522479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3579">
                <text:p>0.013579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207216">
                <text:p>0.00207216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114481">
                <text:p>0.0114481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352731">
                <text:p>0.00352731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530946">
                <text:p>0.00530946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221029">
                <text:p>0.00221029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55476">
                <text:p>0.0155476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123933">
                <text:p>0.00123933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110349">
                <text:p>0.0110349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287044">
                <text:p>0.0287044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116041">
                <text:p>0.0116041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614128">
                <text:p>0.00614128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0758767">
                <text:p>0.0000758767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251573">
                <text:p>0.00251573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248021">
                <text:p>0.00248021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136319">
                <text:p>0.0136319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161005">
                <text:p>0.0161005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959259">
                <text:p>0.00959259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145414">
                <text:p>0.0145414</text:p>
              </table:table-cell>
              <table:table-cell office:value-type="float" office:value="NaN">
                <text:p>NaN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CMU Serif'" style:font-style-name="Roman" style:font-family-generic="roman" fo:font-size="2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5pt" style:font-size-asian="10pt" style:font-size-complex="10pt"/>
    </style:style>
    <style:style style:name="ch5" style:family="chart">
      <style:chart-properties chart:auto-position="true" style:rotation-angle="0"/>
      <style:text-properties fo:font-family="'CMU Serif'" style:font-style-name="Roman" style:font-family-generic="roman" fo:font-size="20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CMU Serif'" style:font-style-name="Roman" style:font-family-generic="roman" fo:font-size="15pt" style:font-size-asian="10pt" style:font-size-complex="10pt"/>
    </style:style>
    <style:style style:name="ch7" style:family="chart">
      <style:chart-properties chart:auto-position="true" style:rotation-angle="90"/>
      <style:text-properties fo:font-family="'CMU Serif'" style:font-style-name="Roman" style:font-family-generic="roman"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254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8.945cm" svg:height="32.789cm" xlink:href=".." xlink:type="simple" chart:class="chart:line" chart:style-name="ch1">
        <chart:legend chart:legend-position="top" svg:x="26.584cm" svg:y="0.185cm" style:legend-expansion="wide" chart:style-name="ch2"/>
        <chart:plot-area chart:style-name="ch3" table:cell-range-address="vnutriTrening.A1:vnutriTrening.C201" chart:data-source-has-labels="row" svg:x="3.1cm" svg:y="1.97cm" svg:width="64.467cm" svg:height="28.472cm">
          <chartooo:coordinate-region svg:x="4.304cm" svg:y="2.23cm" svg:width="63.263cm" svg:height="26.892cm"/>
          <chart:axis chart:dimension="x" chart:name="primary-x" chart:style-name="ch4">
            <chart:title svg:x="32.123cm" svg:y="31.098cm" chart:style-name="ch5">
              <text:p>Spracovanie snímky</text:p>
            </chart:title>
          </chart:axis>
          <chart:axis chart:dimension="y" chart:name="primary-y" chart:style-name="ch6">
            <chart:title svg:x="0.451cm" svg:y="19.852cm" chart:style-name="ch7">
              <text:p>Abs. rozdielu pomerov</text:p>
            </chart:title>
            <chart:grid chart:style-name="ch8" chart:class="major"/>
          </chart:axis>
          <chart:series chart:style-name="ch9" chart:values-cell-range-address="vnutriTrening.A2:vnutriTrening.A201" chart:label-cell-address="vnutriTrening.A1:vnutriTrening.A1" chart:class="chart:line">
            <chart:data-point chart:repeated="200"/>
          </chart:series>
          <chart:series chart:style-name="ch10" chart:values-cell-range-address="vnutriTrening.B2:vnutriTrening.B201" chart:label-cell-address="vnutriTrening.B1:vnutriTrening.B1" chart:class="chart:line">
            <chart:data-point chart:repeated="200"/>
          </chart:series>
          <chart:series chart:style-name="ch11" chart:values-cell-range-address="vnutriTrening.C2:vnutriTrening.C201" chart:label-cell-address="vnutriTrening.C1:vnutriTrening.C1" chart:class="chart:line">
            <chart:data-point chart:repeated="2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zdiel pomerov</text:p>
                <draw:g>
                  <svg:desc>vnutriTrening.A1:vnutriTrening.A1</svg:desc>
                </draw:g>
              </table:table-cell>
              <table:table-cell office:value-type="string">
                <text:p>Prah</text:p>
                <draw:g>
                  <svg:desc>vnutriTrening.B1:vnutriTrening.B1</svg:desc>
                </draw:g>
              </table:table-cell>
              <table:table-cell office:value-type="string">
                <text:p>Reč skutočnosť</text:p>
                <draw:g>
                  <svg:desc>vnutriTrening.C1:vnutriTrening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vnutriTrening.A2:vnutriTrening.A201</svg:desc>
                </draw:g>
              </table:table-cell>
              <table:table-cell office:value-type="float" office:value="0.027728">
                <text:p>0.027728</text:p>
                <draw:g>
                  <svg:desc>vnutriTrening.B2:vnutriTrening.B201</svg:desc>
                </draw:g>
              </table:table-cell>
              <table:table-cell office:value-type="float" office:value="NaN">
                <text:p>NaN</text:p>
                <draw:g>
                  <svg:desc>vnutriTrening.C2:vnutriTrening.C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04144">
                <text:p>0.0104144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9472">
                <text:p>0.019472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48829">
                <text:p>0.00248829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1048">
                <text:p>0.021048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8322">
                <text:p>0.0208322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03082">
                <text:p>0.0103082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00935">
                <text:p>0.0100935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214742">
                <text:p>0.000214742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01963">
                <text:p>0.0101963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29004">
                <text:p>0.0129004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248479">
                <text:p>0.00248479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0951">
                <text:p>0.010951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01005">
                <text:p>0.0101005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32798">
                <text:p>0.0332798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70781">
                <text:p>0.00170781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12649">
                <text:p>0.0212649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05251">
                <text:p>0.0105251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625346">
                <text:p>0.00625346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14945">
                <text:p>0.00014945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46277">
                <text:p>0.004627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05181">
                <text:p>0.0105181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266877">
                <text:p>0.0026687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245512">
                <text:p>0.00245512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05235">
                <text:p>0.0105235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09345">
                <text:p>0.0209345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819097">
                <text:p>0.0081909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816661">
                <text:p>0.00816661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413357">
                <text:p>0.0041335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413439">
                <text:p>0.00413439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66925">
                <text:p>0.0166925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07456">
                <text:p>0.0107456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04189">
                <text:p>0.0104189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431698">
                <text:p>0.00431698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931096">
                <text:p>0.00931096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821385">
                <text:p>0.00821385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37736">
                <text:p>0.0237736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19389">
                <text:p>0.0219389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778605">
                <text:p>0.00778605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249702">
                <text:p>0.00249702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552023">
                <text:p>0.000552023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529381">
                <text:p>0.0529381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7641">
                <text:p>0.037641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909403">
                <text:p>0.000909403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30548">
                <text:p>0.0230548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06915">
                <text:p>0.0206915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26675">
                <text:p>0.0226675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518017">
                <text:p>0.00518017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778293">
                <text:p>0.0778293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05292">
                <text:p>0.0105292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315772">
                <text:p>0.0315772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9984">
                <text:p>0.019984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648273">
                <text:p>0.0648273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05359">
                <text:p>0.0505359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604649">
                <text:p>0.00604649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923953">
                <text:p>0.0923953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734079">
                <text:p>0.00734079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76153">
                <text:p>0.0176153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29319">
                <text:p>0.0129319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00686385">
                <text:p>0.000000686385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3728">
                <text:p>0.013728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98019">
                <text:p>0.0098019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65348">
                <text:p>0.0165348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07431">
                <text:p>0.0107431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446577">
                <text:p>0.000446577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997291">
                <text:p>0.00997291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694322">
                <text:p>0.00694322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1247">
                <text:p>0.031247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514618">
                <text:p>0.00514618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07303">
                <text:p>0.0107303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21377">
                <text:p>0.0121377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59576">
                <text:p>0.0259576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15942">
                <text:p>0.0115942</text:p>
              </table:table-cell>
              <table:table-cell office:value-type="float" office:value="0.027728">
                <text:p>0.027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11008">
                <text:p>0.0111008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111981">
                <text:p>0.000111981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0307">
                <text:p>0.0103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245904">
                <text:p>0.00245904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795762">
                <text:p>0.00795762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09407">
                <text:p>0.02094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00547618">
                <text:p>0.000000547618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07427">
                <text:p>0.010742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07427">
                <text:p>0.010742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107371">
                <text:p>0.000107371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431449">
                <text:p>0.00431449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610161">
                <text:p>0.00610161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05235">
                <text:p>0.0105235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107371">
                <text:p>0.000107371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01961">
                <text:p>0.0201961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16559">
                <text:p>0.0016559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897703">
                <text:p>0.00897703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245143">
                <text:p>0.000245143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291879">
                <text:p>0.00291879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209298">
                <text:p>0.000209298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64447">
                <text:p>0.0006444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434076">
                <text:p>0.000434076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06186">
                <text:p>0.0206186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25865">
                <text:p>0.0225865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785515">
                <text:p>0.00785515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155067">
                <text:p>0.00015506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86498">
                <text:p>0.0086498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2898">
                <text:p>0.012898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061">
                <text:p>0.02061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061">
                <text:p>0.02061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998026">
                <text:p>0.00998026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03076">
                <text:p>0.0103076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07242">
                <text:p>0.0107242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850612">
                <text:p>0.000850612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220429">
                <text:p>0.000220429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832204">
                <text:p>0.000832204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969072">
                <text:p>0.00969072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427024">
                <text:p>0.00427024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57235">
                <text:p>0.0157235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207174">
                <text:p>0.0207174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7728">
                <text:p>0.027728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28757">
                <text:p>0.012875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99915">
                <text:p>0.0099915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08418">
                <text:p>0.0108418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322165">
                <text:p>0.000322165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03104">
                <text:p>0.0103104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03104">
                <text:p>0.0103104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16254">
                <text:p>0.0116254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219346">
                <text:p>0.0219346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588716">
                <text:p>0.00588716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567571">
                <text:p>0.00567571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597635">
                <text:p>0.00597635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838508">
                <text:p>0.00838508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236414">
                <text:p>0.000236414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235226">
                <text:p>0.000235226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219847">
                <text:p>0.0021984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29177">
                <text:p>0.002917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130105">
                <text:p>0.0130105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220751">
                <text:p>0.0220751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17686">
                <text:p>0.0117686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625268">
                <text:p>0.00625268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14877">
                <text:p>0.0001487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597635">
                <text:p>0.00597635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21937">
                <text:p>0.012193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223972">
                <text:p>0.0223972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306128">
                <text:p>0.0306128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99841">
                <text:p>0.0199841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631213">
                <text:p>0.000631213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10339">
                <text:p>0.0210339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171926">
                <text:p>0.0171926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720765">
                <text:p>0.00720765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866346">
                <text:p>0.00866346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866346">
                <text:p>0.00866346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690568">
                <text:p>0.000690568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08891">
                <text:p>0.0108891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219261">
                <text:p>0.000219261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220429">
                <text:p>0.000220429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616617">
                <text:p>0.0061661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552064">
                <text:p>0.00552064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425102">
                <text:p>0.000425102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1424">
                <text:p>0.011424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164555">
                <text:p>0.00164555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802526">
                <text:p>0.00802526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196684">
                <text:p>0.00196684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232">
                <text:p>0.01232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223009">
                <text:p>0.0223009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223009">
                <text:p>0.0223009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988636">
                <text:p>0.00988636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819606">
                <text:p>0.00819606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997171">
                <text:p>0.00997171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201073">
                <text:p>0.00201073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29802">
                <text:p>0.0129802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322365">
                <text:p>0.0322365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212682">
                <text:p>0.0212682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226086">
                <text:p>0.00226086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706962">
                <text:p>0.00706962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54028">
                <text:p>0.0154028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562912">
                <text:p>0.00562912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17617">
                <text:p>0.011761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906153">
                <text:p>0.00906153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239968">
                <text:p>0.000239968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179425">
                <text:p>0.0179425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06164">
                <text:p>0.0206164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2919">
                <text:p>0.002919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00130385">
                <text:p>0.00000130385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133327">
                <text:p>0.013332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104139">
                <text:p>0.0104139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588607">
                <text:p>0.005886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831596">
                <text:p>0.00831596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787391">
                <text:p>0.00787391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787391">
                <text:p>0.00787391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725413">
                <text:p>0.00725413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130972">
                <text:p>0.0130972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259088">
                <text:p>0.00259088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923063">
                <text:p>0.00923063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109597">
                <text:p>0.010959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13231">
                <text:p>0.0113231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13231">
                <text:p>0.0113231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196908">
                <text:p>0.00196908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705831">
                <text:p>0.000705831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86153">
                <text:p>0.0086153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137762">
                <text:p>0.00137762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85547">
                <text:p>0.018554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CMU Serif'" style:font-style-name="Roman" style:font-family-generic="roman" fo:font-size="2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5pt" style:font-size-asian="10pt" style:font-size-complex="10pt"/>
    </style:style>
    <style:style style:name="ch5" style:family="chart">
      <style:chart-properties chart:auto-position="true" style:rotation-angle="0"/>
      <style:text-properties fo:font-family="'CMU Serif'" style:font-style-name="Roman" style:font-family-generic="roman" fo:font-size="20pt" style:font-size-asian="9pt" style:font-size-complex="9pt"/>
    </style:style>
    <style:style style:name="ch6" style:family="chart">
      <style:chart-properties chart:auto-position="true" style:rotation-angle="90"/>
      <style:text-properties fo:font-family="'CMU Serif'" style:font-style-name="Roman" style:font-family-generic="roman"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254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254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0.937cm" svg:height="47.673cm" xlink:href=".." xlink:type="simple" chart:class="chart:line" chart:style-name="ch1">
        <chart:legend chart:legend-position="top" svg:x="36.287cm" svg:y="0.185cm" style:legend-expansion="wide" chart:style-name="ch2"/>
        <chart:plot-area chart:style-name="ch3" table:cell-range-address="vnutriTest.A1:vnutriTest.D249" chart:data-source-has-labels="row" svg:x="3.54cm" svg:y="2.268cm" svg:width="85.579cm" svg:height="42.76cm">
          <chartooo:coordinate-region svg:x="4.744cm" svg:y="2.528cm" svg:width="84.375cm" svg:height="41.181cm"/>
          <chart:axis chart:dimension="x" chart:name="primary-x" chart:style-name="ch4">
            <chart:title svg:x="43.119cm" svg:y="45.982cm" chart:style-name="ch5">
              <text:p>Spracovanie snímky</text:p>
            </chart:title>
          </chart:axis>
          <chart:axis chart:dimension="y" chart:name="primary-y" chart:style-name="ch4">
            <chart:title svg:x="0.451cm" svg:y="27.281cm" chart:style-name="ch6">
              <text:p>Abs. rosdielu pomerov</text:p>
            </chart:title>
            <chart:grid chart:style-name="ch7" chart:class="major"/>
          </chart:axis>
          <chart:series chart:style-name="ch8" chart:values-cell-range-address="vnutriTest.A2:vnutriTest.A249" chart:label-cell-address="vnutriTest.A1:vnutriTest.A1" chart:class="chart:line">
            <chart:data-point chart:repeated="248"/>
          </chart:series>
          <chart:series chart:style-name="ch9" chart:values-cell-range-address="vnutriTest.B2:vnutriTest.B249" chart:label-cell-address="vnutriTest.B1:vnutriTest.B1" chart:class="chart:line">
            <chart:data-point chart:repeated="248"/>
          </chart:series>
          <chart:series chart:style-name="ch10" chart:values-cell-range-address="vnutriTest.C2:vnutriTest.C249" chart:label-cell-address="vnutriTest.C1:vnutriTest.C1" chart:class="chart:line">
            <chart:data-point chart:repeated="248"/>
          </chart:series>
          <chart:series chart:style-name="ch11" chart:values-cell-range-address="vnutriTest.D2:vnutriTest.D249" chart:label-cell-address="vnutriTest.D1:vnutriTest.D1" chart:class="chart:line">
            <chart:data-point chart:repeated="24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zdiel pomerov</text:p>
                <draw:g>
                  <svg:desc>vnutriTest.A1:vnutriTest.A1</svg:desc>
                </draw:g>
              </table:table-cell>
              <table:table-cell office:value-type="string">
                <text:p>Reč</text:p>
                <draw:g>
                  <svg:desc>vnutriTest.B1:vnutriTest.B1</svg:desc>
                </draw:g>
              </table:table-cell>
              <table:table-cell office:value-type="string">
                <text:p>Prah</text:p>
                <draw:g>
                  <svg:desc>vnutriTest.C1:vnutriTest.C1</svg:desc>
                </draw:g>
              </table:table-cell>
              <table:table-cell office:value-type="string">
                <text:p>Reč skutočnosť</text:p>
                <draw:g>
                  <svg:desc>vnutriTest.D1:vnutriTes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82098">
                <text:p>0.0182098</text:p>
                <draw:g>
                  <svg:desc>vnutriTest.A2:vnutriTest.A249</svg:desc>
                </draw:g>
              </table:table-cell>
              <table:table-cell office:value-type="float" office:value="NaN">
                <text:p>NaN</text:p>
                <draw:g>
                  <svg:desc>vnutriTest.B2:vnutriTest.B249</svg:desc>
                </draw:g>
              </table:table-cell>
              <table:table-cell office:value-type="float" office:value="0.027728">
                <text:p>0.027728</text:p>
                <draw:g>
                  <svg:desc>vnutriTest.C2:vnutriTest.C249</svg:desc>
                </draw:g>
              </table:table-cell>
              <table:table-cell office:value-type="float" office:value="NaN">
                <text:p>NaN</text:p>
                <draw:g>
                  <svg:desc>vnutriTest.D2:vnutriTest.D2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78964">
                <text:p>0.0178964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36419">
                <text:p>0.00536419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64447">
                <text:p>0.00064447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48493">
                <text:p>0.00248493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01018">
                <text:p>0.0101018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23676">
                <text:p>0.0123676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438448">
                <text:p>0.000438448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625459">
                <text:p>0.00625459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845393">
                <text:p>0.00845393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26166">
                <text:p>0.0126166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05101">
                <text:p>0.0205101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763508">
                <text:p>0.00763508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42647">
                <text:p>0.0142647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42647">
                <text:p>0.0142647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648016">
                <text:p>0.00648016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14637">
                <text:p>0.0114637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76974">
                <text:p>0.0176974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29201">
                <text:p>0.0029201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12902">
                <text:p>0.0112902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348523">
                <text:p>0.000348523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0297">
                <text:p>0.010297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886522">
                <text:p>0.000886522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12596">
                <text:p>0.0212596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109703">
                <text:p>0.00109703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452667">
                <text:p>0.000452667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33191">
                <text:p>0.0133191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279336">
                <text:p>0.00279336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04931">
                <text:p>0.0104931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980385">
                <text:p>0.00980385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897535">
                <text:p>0.00897535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679173">
                <text:p>0.00679173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50389">
                <text:p>0.0150389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55667">
                <text:p>0.0155667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30287">
                <text:p>0.0030287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417817">
                <text:p>0.00417817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280696">
                <text:p>0.00280696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168011">
                <text:p>0.00000168011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672143">
                <text:p>0.000672143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82104">
                <text:p>0.0182104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610514">
                <text:p>0.00610514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270422">
                <text:p>0.00270422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333657">
                <text:p>0.00333657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978658">
                <text:p>0.00978658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28709">
                <text:p>0.0228709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24565">
                <text:p>0.0124565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0099">
                <text:p>0.010099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67123">
                <text:p>0.00167123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955172">
                <text:p>0.00955172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819587">
                <text:p>0.00819587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745661">
                <text:p>0.00745661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05705">
                <text:p>0.00105705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947995">
                <text:p>0.00947995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68645">
                <text:p>0.0168645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792462">
                <text:p>0.00792462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34341">
                <text:p>0.0134341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453464">
                <text:p>0.000453464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107883">
                <text:p>0.000107883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516531">
                <text:p>0.00516531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76734">
                <text:p>0.0276734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00376">
                <text:p>0.0100376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11043">
                <text:p>0.0111043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348108">
                <text:p>0.00348108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602931">
                <text:p>0.000602931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46579">
                <text:p>0.00146579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535415">
                <text:p>0.000535415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941719">
                <text:p>0.00941719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04197">
                <text:p>0.0304197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39808">
                <text:p>0.0139808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44811">
                <text:p>0.0144811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32286">
                <text:p>0.0132286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984961">
                <text:p>0.00984961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17276">
                <text:p>0.0217276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52031">
                <text:p>0.0152031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489435">
                <text:p>0.00489435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426769">
                <text:p>0.00426769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0232272">
                <text:p>0.00000232272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84686">
                <text:p>0.0084686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490207">
                <text:p>0.000490207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770566">
                <text:p>0.00770566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203654">
                <text:p>0.00203654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02324">
                <text:p>0.0102324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23366">
                <text:p>0.00023366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965759">
                <text:p>0.00965759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27393">
                <text:p>0.0227393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32468">
                <text:p>0.00032468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00867">
                <text:p>0.0200867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199015">
                <text:p>0.00199015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03482">
                <text:p>0.0103482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9898">
                <text:p>0.019898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816786">
                <text:p>0.00816786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4578">
                <text:p>0.014578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417246">
                <text:p>0.00417246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172056">
                <text:p>0.00172056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886574">
                <text:p>0.00886574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243761">
                <text:p>0.000243761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795211">
                <text:p>0.00795211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12608">
                <text:p>0.0112608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320924">
                <text:p>0.0320924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26394">
                <text:p>0.0126394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28475">
                <text:p>0.0128475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20579">
                <text:p>0.0220579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14292">
                <text:p>0.0114292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07317">
                <text:p>0.0107317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0603">
                <text:p>0.060603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596806">
                <text:p>0.0596806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23209">
                <text:p>0.0223209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699266">
                <text:p>0.00699266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584001">
                <text:p>0.0584001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09305">
                <text:p>0.0109305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347065">
                <text:p>0.0347065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06856">
                <text:p>0.0206856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3214">
                <text:p>0.013214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254082">
                <text:p>0.0254082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17095">
                <text:p>0.117095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66921">
                <text:p>0.0166921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87377">
                <text:p>0.0187377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752271">
                <text:p>0.00752271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742397">
                <text:p>0.0742397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926365">
                <text:p>0.00926365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12002">
                <text:p>0.0112002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476956">
                <text:p>0.00476956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339499">
                <text:p>0.0339499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943229">
                <text:p>0.00943229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113127">
                <text:p>0.00113127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491754">
                <text:p>0.00491754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52081">
                <text:p>0.0152081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39799">
                <text:p>0.0139799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45199">
                <text:p>0.0145199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341094">
                <text:p>0.00341094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09864">
                <text:p>0.0109864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462374">
                <text:p>0.000462374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132586">
                <text:p>0.0132586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905198">
                <text:p>0.00905198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831676">
                <text:p>0.00831676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24145">
                <text:p>0.0124145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04093">
                <text:p>0.0104093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04093">
                <text:p>0.0104093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226377">
                <text:p>0.0226377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998323">
                <text:p>0.00998323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885958">
                <text:p>0.00885958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285731">
                <text:p>0.0285731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324768">
                <text:p>0.0324768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27558">
                <text:p>0.0227558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102324">
                <text:p>0.0102324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26329">
                <text:p>0.0126329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38778">
                <text:p>0.0138778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346336">
                <text:p>0.00346336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442967">
                <text:p>0.000442967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107388">
                <text:p>0.00107388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201979">
                <text:p>0.0201979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206175">
                <text:p>0.0206175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1649">
                <text:p>0.011649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20686">
                <text:p>0.0120686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206016">
                <text:p>0.000206016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424901">
                <text:p>0.000424901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00924">
                <text:p>0.0100924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321958">
                <text:p>0.000321958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12442">
                <text:p>0.0112442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95829">
                <text:p>0.0095829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23962">
                <text:p>0.0123962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238752">
                <text:p>0.000238752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129521">
                <text:p>0.0129521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98951">
                <text:p>0.0198951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670289">
                <text:p>0.00670289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795211">
                <text:p>0.00795211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169538">
                <text:p>0.00169538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25315">
                <text:p>0.0125315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207074">
                <text:p>0.000207074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541548">
                <text:p>0.00541548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677403">
                <text:p>0.00677403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43176">
                <text:p>0.0043176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772545">
                <text:p>0.00772545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40199">
                <text:p>0.0240199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03549">
                <text:p>0.0103549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330973">
                <text:p>0.00330973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58884">
                <text:p>0.058884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141067">
                <text:p>0.0141067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70177">
                <text:p>0.0170177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08984">
                <text:p>0.0208984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418567">
                <text:p>0.0418567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125485">
                <text:p>0.00125485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109972">
                <text:p>0.0109972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0527">
                <text:p>0.010527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08497">
                <text:p>0.0108497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319484">
                <text:p>0.000319484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214471">
                <text:p>0.0214471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20676">
                <text:p>0.020676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145358">
                <text:p>0.0145358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790535">
                <text:p>0.00790535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104733">
                <text:p>0.0104733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331571">
                <text:p>0.0331571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0379">
                <text:p>0.010379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29367">
                <text:p>0.0129367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0166">
                <text:p>0.010166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132425">
                <text:p>0.0132425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112036">
                <text:p>0.0112036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152194">
                <text:p>0.00152194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55699">
                <text:p>0.0355699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974878">
                <text:p>0.00974878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221379">
                <text:p>0.0221379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938999">
                <text:p>0.000938999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352752">
                <text:p>0.00352752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692637">
                <text:p>0.00692637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57259">
                <text:p>0.0057259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654157">
                <text:p>0.00654157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700338">
                <text:p>0.00700338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758827">
                <text:p>0.00758827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584895">
                <text:p>0.000584895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880163">
                <text:p>0.00880163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240618">
                <text:p>0.000240618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13352">
                <text:p>0.013352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133614">
                <text:p>0.0133614</text:p>
              </table:table-cell>
              <table:table-cell office:value-type="float" office:value="0.07">
                <text:p>0.07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714541">
                <text:p>0.00714541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549102">
                <text:p>0.00549102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26213">
                <text:p>0.026213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133265">
                <text:p>0.0133265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311873">
                <text:p>0.00311873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583996">
                <text:p>0.00583996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447077">
                <text:p>0.00447077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102948">
                <text:p>0.0102948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976251">
                <text:p>0.00976251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124126">
                <text:p>0.0124126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234894">
                <text:p>0.000234894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945508">
                <text:p>0.00945508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114383">
                <text:p>0.0114383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104088">
                <text:p>0.0104088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263597">
                <text:p>0.0263597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59509">
                <text:p>0.0159509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221806">
                <text:p>0.00221806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199909">
                <text:p>0.00199909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223004">
                <text:p>0.00223004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253648">
                <text:p>0.000253648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707208">
                <text:p>0.00707208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801598">
                <text:p>0.00801598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800938">
                <text:p>0.00800938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183393">
                <text:p>0.0183393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670541">
                <text:p>0.000670541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920862">
                <text:p>0.00920862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0226336">
                <text:p>0.000226336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219216">
                <text:p>0.00219216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102989">
                <text:p>0.0102989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713048">
                <text:p>0.00713048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880265">
                <text:p>0.00880265</text:p>
              </table:table-cell>
              <table:table-cell office:value-type="float" office:value="NaN">
                <text:p>NaN</text:p>
              </table:table-cell>
              <table:table-cell office:value-type="float" office:value="0.027728">
                <text:p>0.02772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CMU Serif'" style:font-style-name="Roman" style:font-family-generic="roman" fo:font-size="2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5pt" style:font-size-asian="10pt" style:font-size-complex="10pt"/>
    </style:style>
    <style:style style:name="ch5" style:family="chart">
      <style:chart-properties chart:auto-position="true" style:rotation-angle="0"/>
      <style:text-properties fo:font-family="'CMU Serif'" style:font-style-name="Roman" style:font-family-generic="roman" fo:font-size="20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CMU Serif'" style:font-style-name="Roman" style:font-family-generic="roman" fo:font-size="15pt" style:font-size-asian="10pt" style:font-size-complex="10pt"/>
    </style:style>
    <style:style style:name="ch7" style:family="chart">
      <style:chart-properties chart:auto-position="true" style:rotation-angle="90"/>
      <style:text-properties fo:font-family="'CMU Serif'" style:font-style-name="Roman" style:font-family-generic="roman"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254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8.945cm" svg:height="32.789cm" xlink:href=".." xlink:type="simple" chart:class="chart:line" chart:style-name="ch1">
        <chart:legend chart:legend-position="top" svg:x="26.584cm" svg:y="0.185cm" style:legend-expansion="wide" chart:style-name="ch2"/>
        <chart:plot-area chart:style-name="ch3" table:cell-range-address="medziTrening.A1:medziTrening.C201" chart:data-source-has-labels="row" svg:x="3.1cm" svg:y="1.97cm" svg:width="64.467cm" svg:height="28.472cm">
          <chartooo:coordinate-region svg:x="4.304cm" svg:y="2.23cm" svg:width="63.263cm" svg:height="26.893cm"/>
          <chart:axis chart:dimension="x" chart:name="primary-x" chart:style-name="ch4">
            <chart:title svg:x="32.123cm" svg:y="31.098cm" chart:style-name="ch5">
              <text:p>Spracovanie snímky</text:p>
            </chart:title>
          </chart:axis>
          <chart:axis chart:dimension="y" chart:name="primary-y" chart:style-name="ch6">
            <chart:title svg:x="0.451cm" svg:y="19.852cm" chart:style-name="ch7">
              <text:p>Abs. rozdielu pomerov</text:p>
            </chart:title>
            <chart:grid chart:style-name="ch8" chart:class="major"/>
          </chart:axis>
          <chart:series chart:style-name="ch9" chart:values-cell-range-address="medziTrening.A2:medziTrening.A201" chart:label-cell-address="medziTrening.A1:medziTrening.A1" chart:class="chart:line">
            <chart:data-point chart:repeated="200"/>
          </chart:series>
          <chart:series chart:style-name="ch10" chart:values-cell-range-address="medziTrening.B2:medziTrening.B201" chart:label-cell-address="medziTrening.B1:medziTrening.B1" chart:class="chart:line">
            <chart:data-point chart:repeated="200"/>
          </chart:series>
          <chart:series chart:style-name="ch11" chart:values-cell-range-address="medziTrening.C2:medziTrening.C201" chart:label-cell-address="medziTrening.C1:medziTrening.C1" chart:class="chart:line">
            <chart:data-point chart:repeated="2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zdiel pomerov</text:p>
                <draw:g>
                  <svg:desc>medziTrening.A1:medziTrening.A1</svg:desc>
                </draw:g>
              </table:table-cell>
              <table:table-cell office:value-type="string">
                <text:p>Prah</text:p>
                <draw:g>
                  <svg:desc>medziTrening.B1:medziTrening.B1</svg:desc>
                </draw:g>
              </table:table-cell>
              <table:table-cell office:value-type="string">
                <text:p>Reč skutočnosť</text:p>
                <draw:g>
                  <svg:desc>medziTrening.C1:medziTrening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edziTrening.A2:medziTrening.A201</svg:desc>
                </draw:g>
              </table:table-cell>
              <table:table-cell office:value-type="float" office:value="0.0337924">
                <text:p>0.0337924</text:p>
                <draw:g>
                  <svg:desc>medziTrening.B2:medziTrening.B201</svg:desc>
                </draw:g>
              </table:table-cell>
              <table:table-cell office:value-type="float" office:value="NaN">
                <text:p>NaN</text:p>
                <draw:g>
                  <svg:desc>medziTrening.C2:medziTrening.C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83209">
                <text:p>0.00483209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37533">
                <text:p>0.00237533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05452">
                <text:p>0.0105452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17191">
                <text:p>0.0117191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11284">
                <text:p>0.00211284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417858">
                <text:p>0.000417858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933874">
                <text:p>0.00933874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494242">
                <text:p>0.00494242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889331">
                <text:p>0.000889331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952181">
                <text:p>0.00952181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78501">
                <text:p>0.0278501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49022">
                <text:p>0.00249022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37219">
                <text:p>0.0137219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21023">
                <text:p>0.00221023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647855">
                <text:p>0.0064785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90356">
                <text:p>0.00190356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722086">
                <text:p>0.00722086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50325">
                <text:p>0.0025032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917849">
                <text:p>0.00917849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224742">
                <text:p>0.00224742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02156">
                <text:p>0.0202156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74935">
                <text:p>0.017493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72211">
                <text:p>0.00272211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912172">
                <text:p>0.00912172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76453">
                <text:p>0.0176453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244421">
                <text:p>0.00244421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244421">
                <text:p>0.00244421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13353">
                <text:p>0.0113353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900272">
                <text:p>0.00900272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903809">
                <text:p>0.00903809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27144">
                <text:p>0.0027144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256142">
                <text:p>0.00256142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256142">
                <text:p>0.00256142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15461">
                <text:p>0.0115461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825414">
                <text:p>0.00825414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29957">
                <text:p>0.002995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72955">
                <text:p>0.0372955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62086">
                <text:p>0.0562086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195804">
                <text:p>0.00195804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53272">
                <text:p>0.0153272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10039">
                <text:p>0.0410039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32804">
                <text:p>0.0232804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453353">
                <text:p>0.00453353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08821">
                <text:p>0.0308821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14596">
                <text:p>0.0414596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39683">
                <text:p>0.0239683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569969">
                <text:p>0.0569969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23512">
                <text:p>0.0323512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82902">
                <text:p>0.0182902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12255">
                <text:p>0.0212255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806156">
                <text:p>0.00806156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81382">
                <text:p>0.0181382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09516">
                <text:p>0.0209516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733137">
                <text:p>0.000073313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04051">
                <text:p>0.0104051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899085">
                <text:p>0.00899085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89345">
                <text:p>0.0289345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560781">
                <text:p>0.00560781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34909">
                <text:p>0.0334909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66911">
                <text:p>0.0366911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88034">
                <text:p>0.0288034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51894">
                <text:p>0.0151894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265986">
                <text:p>0.00265986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67187">
                <text:p>0.026718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34287">
                <text:p>0.0234287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90945">
                <text:p>0.0190945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86344">
                <text:p>0.0386344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671393">
                <text:p>0.00671393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266045">
                <text:p>0.00266045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40219">
                <text:p>0.0340219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360615">
                <text:p>0.0360615</text:p>
              </table:table-cell>
              <table:table-cell office:value-type="float" office:value="0.0337924">
                <text:p>0.03379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590697">
                <text:p>0.0059069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4233">
                <text:p>0.04233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05796">
                <text:p>0.0205796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427938">
                <text:p>0.00427938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91657">
                <text:p>0.009165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487494">
                <text:p>0.00487494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237882">
                <text:p>0.00237882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506324">
                <text:p>0.00506324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01022">
                <text:p>0.0201022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0715">
                <text:p>0.01071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32244">
                <text:p>0.0232244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123447">
                <text:p>0.0012344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30495">
                <text:p>0.013049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68247">
                <text:p>0.016824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13181">
                <text:p>0.0113181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247312">
                <text:p>0.00247312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883391">
                <text:p>0.00883391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510493">
                <text:p>0.00510493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271472">
                <text:p>0.00271472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113845">
                <text:p>0.000011384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730622">
                <text:p>0.00730622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230506">
                <text:p>0.00230506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377208">
                <text:p>0.00377208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26657">
                <text:p>0.012665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50357">
                <text:p>0.005035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892821">
                <text:p>0.00892821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487494">
                <text:p>0.00487494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621688">
                <text:p>0.00621688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02592">
                <text:p>0.0102592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95082">
                <text:p>0.0295082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80056">
                <text:p>0.0180056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262079">
                <text:p>0.00262079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248006">
                <text:p>0.00248006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85885">
                <text:p>0.018588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23747">
                <text:p>0.012374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00401">
                <text:p>0.0100401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142801">
                <text:p>0.00142801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50709">
                <text:p>0.0150709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75439">
                <text:p>0.0175439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624391">
                <text:p>0.00624391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24667">
                <text:p>0.012466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974685">
                <text:p>0.00097468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86537">
                <text:p>0.018653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53723">
                <text:p>0.0153723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39372">
                <text:p>0.0139372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291754">
                <text:p>0.0291754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60375">
                <text:p>0.016037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150752">
                <text:p>0.00150752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8834">
                <text:p>0.008834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0111163">
                <text:p>0.0000111163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613844">
                <text:p>0.00613844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144035">
                <text:p>0.00014403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82975">
                <text:p>0.018297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56366">
                <text:p>0.0156366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854897">
                <text:p>0.0085489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229424">
                <text:p>0.00229424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937212">
                <text:p>0.00937212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7485">
                <text:p>0.00748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26563">
                <text:p>0.026563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361764">
                <text:p>0.0361764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118926">
                <text:p>0.00118926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836793">
                <text:p>0.00836793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35395">
                <text:p>0.013539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15923">
                <text:p>0.0115923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101539">
                <text:p>0.00101539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618395">
                <text:p>0.0061839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201767">
                <text:p>0.020176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260376">
                <text:p>0.0260376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43465">
                <text:p>0.014346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149172">
                <text:p>0.0149172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231364">
                <text:p>0.00231364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134495">
                <text:p>0.013449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772637">
                <text:p>0.0077263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757852">
                <text:p>0.00757852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416595">
                <text:p>0.0041659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703067">
                <text:p>0.0070306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742206">
                <text:p>0.00742206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520012">
                <text:p>0.00520012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376153">
                <text:p>0.00376153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0110865">
                <text:p>0.000011086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40994">
                <text:p>0.0140994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15709">
                <text:p>0.0115709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37949">
                <text:p>0.0137949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20116">
                <text:p>0.020116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256172">
                <text:p>0.00256172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10875">
                <text:p>0.011087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10875">
                <text:p>0.011087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81549">
                <text:p>0.0181549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207166">
                <text:p>0.0207166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257286">
                <text:p>0.00257286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614956">
                <text:p>0.00614956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168247">
                <text:p>0.016824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169629">
                <text:p>0.0169629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149339">
                <text:p>0.000149339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76792">
                <text:p>0.0176792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601426">
                <text:p>0.00601426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212093">
                <text:p>0.0212093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116135">
                <text:p>0.011613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265533">
                <text:p>0.00265533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14534">
                <text:p>0.0114534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29036">
                <text:p>0.0129036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448647">
                <text:p>0.0044864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184572">
                <text:p>0.00184572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906661">
                <text:p>0.00906661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636125">
                <text:p>0.0063612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24742">
                <text:p>0.0224742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76021">
                <text:p>0.0276021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887999">
                <text:p>0.00887999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887999">
                <text:p>0.00887999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165955">
                <text:p>0.016595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34703">
                <text:p>0.0134703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311431">
                <text:p>0.0311431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877914">
                <text:p>0.00877914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893685">
                <text:p>0.0089368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03805">
                <text:p>0.010380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238076">
                <text:p>0.0238076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955427">
                <text:p>0.0095542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146464">
                <text:p>0.00146464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240824">
                <text:p>0.00240824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0323653">
                <text:p>0.0000323653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28445">
                <text:p>0.012844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54665">
                <text:p>0.0154665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509417">
                <text:p>0.00509417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496703">
                <text:p>0.00496703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134906">
                <text:p>0.0134906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477302">
                <text:p>0.00477302</text:p>
              </table:table-cell>
              <table:table-cell office:value-type="float" office:value="0.0337924">
                <text:p>0.033792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CMU Serif'" style:font-style-name="Roman" style:font-family-generic="roman" fo:font-size="2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5pt" style:font-size-asian="10pt" style:font-size-complex="10pt"/>
    </style:style>
    <style:style style:name="ch5" style:family="chart">
      <style:chart-properties chart:auto-position="true" style:rotation-angle="0"/>
      <style:text-properties fo:font-family="'CMU Serif'" style:font-style-name="Roman" style:font-family-generic="roman" fo:font-size="20pt" style:font-size-asian="9pt" style:font-size-complex="9pt"/>
    </style:style>
    <style:style style:name="ch6" style:family="chart">
      <style:chart-properties chart:auto-position="true" style:rotation-angle="90"/>
      <style:text-properties fo:font-family="'CMU Serif'" style:font-style-name="Roman" style:font-family-generic="roman"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254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254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0.937cm" svg:height="47.673cm" xlink:href=".." xlink:type="simple" chart:class="chart:line" chart:style-name="ch1">
        <chart:legend chart:legend-position="top" svg:x="36.287cm" svg:y="0.185cm" style:legend-expansion="wide" chart:style-name="ch2"/>
        <chart:plot-area chart:style-name="ch3" table:cell-range-address="medziTest.A1:medziTest.D249" chart:data-source-has-labels="row" svg:x="3.54cm" svg:y="2.268cm" svg:width="85.579cm" svg:height="42.76cm">
          <chartooo:coordinate-region svg:x="4.744cm" svg:y="2.528cm" svg:width="84.375cm" svg:height="41.181cm"/>
          <chart:axis chart:dimension="x" chart:name="primary-x" chart:style-name="ch4">
            <chart:title svg:x="43.119cm" svg:y="45.982cm" chart:style-name="ch5">
              <text:p>Spracovanie snímky</text:p>
            </chart:title>
          </chart:axis>
          <chart:axis chart:dimension="y" chart:name="primary-y" chart:style-name="ch4">
            <chart:title svg:x="0.451cm" svg:y="27.281cm" chart:style-name="ch6">
              <text:p>Abs. rosdielu pomerov</text:p>
            </chart:title>
            <chart:grid chart:style-name="ch7" chart:class="major"/>
          </chart:axis>
          <chart:series chart:style-name="ch8" chart:values-cell-range-address="medziTest.A2:medziTest.A249" chart:label-cell-address="medziTest.A1:medziTest.A1" chart:class="chart:line">
            <chart:data-point chart:repeated="248"/>
          </chart:series>
          <chart:series chart:style-name="ch9" chart:values-cell-range-address="medziTest.B2:medziTest.B249" chart:label-cell-address="medziTest.B1:medziTest.B1" chart:class="chart:line">
            <chart:data-point chart:repeated="248"/>
          </chart:series>
          <chart:series chart:style-name="ch10" chart:values-cell-range-address="medziTest.C2:medziTest.C249" chart:label-cell-address="medziTest.C1:medziTest.C1" chart:class="chart:line">
            <chart:data-point chart:repeated="248"/>
          </chart:series>
          <chart:series chart:style-name="ch11" chart:values-cell-range-address="medziTest.D2:medziTest.D249" chart:label-cell-address="medziTest.D1:medziTest.D1" chart:class="chart:line">
            <chart:data-point chart:repeated="24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zdiel pomerov</text:p>
                <draw:g>
                  <svg:desc>medziTest.A1:medziTest.A1</svg:desc>
                </draw:g>
              </table:table-cell>
              <table:table-cell office:value-type="string">
                <text:p>Reč</text:p>
                <draw:g>
                  <svg:desc>medziTest.B1:medziTest.B1</svg:desc>
                </draw:g>
              </table:table-cell>
              <table:table-cell office:value-type="string">
                <text:p>Prah</text:p>
                <draw:g>
                  <svg:desc>medziTest.C1:medziTest.C1</svg:desc>
                </draw:g>
              </table:table-cell>
              <table:table-cell office:value-type="string">
                <text:p>Reč skutočnosť</text:p>
                <draw:g>
                  <svg:desc>medziTest.D1:medziTes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12821">
                <text:p>0.0112821</text:p>
                <draw:g>
                  <svg:desc>medziTest.A2:medziTest.A249</svg:desc>
                </draw:g>
              </table:table-cell>
              <table:table-cell office:value-type="float" office:value="NaN">
                <text:p>NaN</text:p>
                <draw:g>
                  <svg:desc>medziTest.B2:medziTest.B249</svg:desc>
                </draw:g>
              </table:table-cell>
              <table:table-cell office:value-type="float" office:value="0.0318306">
                <text:p>0.0318306</text:p>
                <draw:g>
                  <svg:desc>medziTest.C2:medziTest.C249</svg:desc>
                </draw:g>
              </table:table-cell>
              <table:table-cell office:value-type="float" office:value="NaN">
                <text:p>NaN</text:p>
                <draw:g>
                  <svg:desc>medziTest.D2:medziTest.D2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24534">
                <text:p>0.0124534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3487">
                <text:p>0.013487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40055">
                <text:p>0.00240055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960872">
                <text:p>0.00960872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95238">
                <text:p>0.0195238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851502">
                <text:p>0.00851502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76706">
                <text:p>0.00276706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07953">
                <text:p>0.00807953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687407">
                <text:p>0.00687407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831835">
                <text:p>0.00831835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03114">
                <text:p>0.0203114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10982">
                <text:p>0.0110982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821565">
                <text:p>0.00821565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77192">
                <text:p>0.0177192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7713">
                <text:p>0.017713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88875">
                <text:p>0.00288875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38779">
                <text:p>0.0138779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499594">
                <text:p>0.00499594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808625">
                <text:p>0.00808625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560884">
                <text:p>0.00560884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838277">
                <text:p>0.00838277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94234">
                <text:p>0.0194234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840774">
                <text:p>0.00840774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720185">
                <text:p>0.00720185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456233">
                <text:p>0.00456233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80776">
                <text:p>0.0180776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648797">
                <text:p>0.00648797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500163">
                <text:p>0.00500163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12046">
                <text:p>0.0312046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819961">
                <text:p>0.00819961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27187">
                <text:p>0.0227187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26192">
                <text:p>0.0126192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901018">
                <text:p>0.00901018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56594">
                <text:p>0.0156594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586875">
                <text:p>0.00586875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8979">
                <text:p>0.0018979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397085">
                <text:p>0.00397085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0335">
                <text:p>0.010335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213468">
                <text:p>0.00213468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88461">
                <text:p>0.0288461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92981">
                <text:p>0.0192981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21791">
                <text:p>0.0121791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688811">
                <text:p>0.00688811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45232">
                <text:p>0.0045232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77379">
                <text:p>0.0177379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74406">
                <text:p>0.0174406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08709">
                <text:p>0.0108709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34753">
                <text:p>0.00134753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93046">
                <text:p>0.0193046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9324">
                <text:p>0.019324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21873">
                <text:p>0.0321873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72437">
                <text:p>0.0272437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56883">
                <text:p>0.0156883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73669">
                <text:p>0.0173669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450639">
                <text:p>0.0450639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56289">
                <text:p>0.0156289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755347">
                <text:p>0.00755347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163485">
                <text:p>0.00163485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42362">
                <text:p>0.042362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209898">
                <text:p>0.000209898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993812">
                <text:p>0.00993812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02969">
                <text:p>0.0302969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54605">
                <text:p>0.0254605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5155">
                <text:p>0.015155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94448">
                <text:p>0.0194448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32927">
                <text:p>0.0132927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68064">
                <text:p>0.0168064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553509">
                <text:p>0.0553509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65682">
                <text:p>0.0165682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37323">
                <text:p>0.0337323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81963">
                <text:p>0.0381963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372094">
                <text:p>0.00372094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3177">
                <text:p>0.023177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588214">
                <text:p>0.00588214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666861">
                <text:p>0.00666861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791037">
                <text:p>0.00791037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980191">
                <text:p>0.00980191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297278">
                <text:p>0.000297278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298499">
                <text:p>0.00298499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27849">
                <text:p>0.0127849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307617">
                <text:p>0.00307617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616416">
                <text:p>0.00616416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202686">
                <text:p>0.00202686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571415">
                <text:p>0.000571415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49078">
                <text:p>0.0149078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500029">
                <text:p>0.00500029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3636">
                <text:p>0.013636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141998">
                <text:p>0.00141998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668699">
                <text:p>0.00668699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756037">
                <text:p>0.00756037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350226">
                <text:p>0.00350226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15183">
                <text:p>0.0115183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15183">
                <text:p>0.0115183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22009">
                <text:p>0.000022009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499041">
                <text:p>0.00499041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706615">
                <text:p>0.00706615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07286">
                <text:p>0.0107286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950395">
                <text:p>0.00950395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22763">
                <text:p>0.0122763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410049">
                <text:p>0.00410049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88671">
                <text:p>0.0188671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85719">
                <text:p>0.0185719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0873">
                <text:p>0.010873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3247">
                <text:p>0.023247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26037">
                <text:p>0.0626037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42302">
                <text:p>0.0642302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848541">
                <text:p>0.00848541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201631">
                <text:p>0.0201631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415296">
                <text:p>0.0415296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01083">
                <text:p>0.0101083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95575">
                <text:p>0.0295575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90764">
                <text:p>0.0190764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271718">
                <text:p>0.0271718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300841">
                <text:p>0.0300841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973446">
                <text:p>0.0973446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44966">
                <text:p>0.0044966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347433">
                <text:p>0.0347433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38383">
                <text:p>0.0138383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601906">
                <text:p>0.0601906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959602">
                <text:p>0.00959602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42881">
                <text:p>0.0142881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03589">
                <text:p>0.0103589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232551">
                <text:p>0.00232551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489324">
                <text:p>0.00489324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484154">
                <text:p>0.00484154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30239">
                <text:p>0.030239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64142">
                <text:p>0.00064142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43994">
                <text:p>0.043994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380985">
                <text:p>0.0380985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63602">
                <text:p>0.0063602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291697">
                <text:p>0.0291697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60088">
                <text:p>0.0160088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787883">
                <text:p>0.00787883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659792">
                <text:p>0.00659792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209053">
                <text:p>0.0209053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24427">
                <text:p>0.0124427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07831">
                <text:p>0.0107831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10348">
                <text:p>0.0110348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287507">
                <text:p>0.00287507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844648">
                <text:p>0.00844648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559421">
                <text:p>0.00559421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276776">
                <text:p>0.00276776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678715">
                <text:p>0.00678715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321507">
                <text:p>0.000321507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320254">
                <text:p>0.00320254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0201464">
                <text:p>0.0000201464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213763">
                <text:p>0.00213763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357442">
                <text:p>0.00357442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642648">
                <text:p>0.00642648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387149">
                <text:p>0.00387149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08277">
                <text:p>0.0108277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968932">
                <text:p>0.00968932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97679">
                <text:p>0.0197679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899367">
                <text:p>0.00899367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134072">
                <text:p>0.00134072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08502">
                <text:p>0.0108502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952208">
                <text:p>0.00952208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918244">
                <text:p>0.00918244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396009">
                <text:p>0.00396009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62302">
                <text:p>0.0162302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33655">
                <text:p>0.0133655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21978">
                <text:p>0.0121978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425959">
                <text:p>0.00425959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08203">
                <text:p>0.0108203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245858">
                <text:p>0.0245858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980324">
                <text:p>0.00980324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920628">
                <text:p>0.00920628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428483">
                <text:p>0.00428483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262021">
                <text:p>0.00262021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359767">
                <text:p>0.0359767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127451">
                <text:p>0.0127451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545624">
                <text:p>0.0545624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309971">
                <text:p>0.00309971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551473">
                <text:p>0.0551473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59793">
                <text:p>0.059793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02094">
                <text:p>0.0202094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887688">
                <text:p>0.0887688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557899">
                <text:p>0.0557899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706162">
                <text:p>0.0706162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2291">
                <text:p>0.022291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433819">
                <text:p>0.0433819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100657">
                <text:p>0.0100657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26309">
                <text:p>0.0026309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20539">
                <text:p>0.0020539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32461">
                <text:p>0.0232461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36343">
                <text:p>0.0136343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53406">
                <text:p>0.0153406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23323">
                <text:p>0.023323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162694">
                <text:p>0.0162694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278929">
                <text:p>0.0278929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17477">
                <text:p>0.0017477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285698">
                <text:p>0.0285698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403436">
                <text:p>0.0403436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341609">
                <text:p>0.000341609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213023">
                <text:p>0.0213023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89271">
                <text:p>0.0289271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233209">
                <text:p>0.0233209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239383">
                <text:p>0.0239383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236119">
                <text:p>0.0236119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166714">
                <text:p>0.000166714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456986">
                <text:p>0.0456986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124503">
                <text:p>0.0124503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785089">
                <text:p>0.00785089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319574">
                <text:p>0.0319574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537476">
                <text:p>0.00537476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203583">
                <text:p>0.0203583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613564">
                <text:p>0.00613564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995395">
                <text:p>0.00995395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160896">
                <text:p>0.0160896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894351">
                <text:p>0.00894351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968684">
                <text:p>0.00968684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183244">
                <text:p>0.00183244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435252">
                <text:p>0.00435252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262996">
                <text:p>0.0262996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231092">
                <text:p>0.00231092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211398">
                <text:p>0.0211398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137565">
                <text:p>0.0137565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190965">
                <text:p>0.0190965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515521">
                <text:p>0.00515521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674747">
                <text:p>0.00674747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160201">
                <text:p>0.0160201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796027">
                <text:p>0.00796027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137939">
                <text:p>0.0137939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1142">
                <text:p>0.01142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130613">
                <text:p>0.0130613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839095">
                <text:p>0.00839095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20564">
                <text:p>0.020564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110978">
                <text:p>0.0110978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303509">
                <text:p>0.0303509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11278">
                <text:p>0.0111278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137497">
                <text:p>0.00137497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202777">
                <text:p>0.0202777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936112">
                <text:p>0.00936112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896409">
                <text:p>0.000896409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903639">
                <text:p>0.00903639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412568">
                <text:p>0.00412568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129323">
                <text:p>0.00129323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201167">
                <text:p>0.0201167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160995">
                <text:p>0.0160995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276814">
                <text:p>0.00276814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13478">
                <text:p>0.0013478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316888">
                <text:p>0.000316888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93036">
                <text:p>0.0093036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102589">
                <text:p>0.0102589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851937">
                <text:p>0.00851937</text:p>
              </table:table-cell>
              <table:table-cell office:value-type="float" office:value="NaN">
                <text:p>NaN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320237">
                <text:p>0.0320237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221868">
                <text:p>0.0221868</text:p>
              </table:table-cell>
              <table:table-cell office:value-type="float" office:value="0.07">
                <text:p>0.07</text:p>
              </table:table-cell>
              <table:table-cell office:value-type="float" office:value="0.0318306">
                <text:p>0.03183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